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8"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1"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2" style:family="paragraph" style:parent-style-name="Text_20_body">
      <style:text-properties fo:color="#000000" loext:opacity="100%" style:font-name="Arial2" fo:font-size="11pt" officeooo:rsid="007d2204" officeooo:paragraph-rsid="007d2204"/>
    </style:style>
    <style:style style:name="P123" style:family="paragraph" style:parent-style-name="Text_20_body">
      <style:text-properties fo:color="#000000" loext:opacity="100%" style:font-name="Arial2" fo:font-size="11pt" officeooo:rsid="007dba77" officeooo:paragraph-rsid="007dba77"/>
    </style:style>
    <style:style style:name="P124" style:family="paragraph" style:parent-style-name="Text_20_body">
      <style:text-properties fo:color="#000000" loext:opacity="100%" style:font-name="Arial2" fo:font-size="11pt" officeooo:rsid="00814e99" officeooo:paragraph-rsid="00814e99"/>
    </style:style>
    <style:style style:name="P125" style:family="paragraph" style:parent-style-name="Text_20_body">
      <style:text-properties fo:color="#000000" loext:opacity="100%" style:font-name="Arial2" fo:font-size="11pt" officeooo:rsid="0084b61f" officeooo:paragraph-rsid="00864d1c"/>
    </style:style>
    <style:style style:name="P126" style:family="paragraph" style:parent-style-name="Text_20_body">
      <style:text-properties fo:color="#000000" loext:opacity="100%" style:font-name="Arial2" fo:font-size="11pt" officeooo:rsid="00897244" officeooo:paragraph-rsid="00897244"/>
    </style:style>
    <style:style style:name="P127" style:family="paragraph" style:parent-style-name="Text_20_body">
      <style:text-properties fo:color="#000000" loext:opacity="100%" style:font-name="Arial2" fo:font-size="11pt" officeooo:rsid="008add1b" officeooo:paragraph-rsid="008add1b"/>
    </style:style>
    <style:style style:name="P128" style:family="paragraph" style:parent-style-name="Text_20_body">
      <style:text-properties fo:color="#000000" loext:opacity="100%" style:font-name="Arial2" fo:font-size="11pt" officeooo:rsid="008eea0f" officeooo:paragraph-rsid="008eea0f"/>
    </style:style>
    <style:style style:name="P129" style:family="paragraph" style:parent-style-name="Text_20_body">
      <style:text-properties fo:color="#000000" loext:opacity="100%" style:font-name="Arial2" fo:font-size="11pt" officeooo:rsid="008c790a" officeooo:paragraph-rsid="008c790a"/>
    </style:style>
    <style:style style:name="P130" style:family="paragraph" style:parent-style-name="Text_20_body">
      <style:text-properties officeooo:rsid="0059a231" officeooo:paragraph-rsid="0059a231"/>
    </style:style>
    <style:style style:name="P131" style:family="paragraph" style:parent-style-name="Text_20_body">
      <style:text-properties officeooo:rsid="005e000a" officeooo:paragraph-rsid="005e000a"/>
    </style:style>
    <style:style style:name="P132" style:family="paragraph" style:parent-style-name="Text_20_body">
      <style:text-properties officeooo:paragraph-rsid="005e0e47"/>
    </style:style>
    <style:style style:name="P133" style:family="paragraph" style:parent-style-name="Text_20_body">
      <style:text-properties officeooo:paragraph-rsid="00619ce4"/>
    </style:style>
    <style:style style:name="P134" style:family="paragraph" style:parent-style-name="Text_20_body">
      <style:text-properties officeooo:rsid="0063bd4d" officeooo:paragraph-rsid="0063bd4d"/>
    </style:style>
    <style:style style:name="P135" style:family="paragraph" style:parent-style-name="Text_20_body">
      <style:paragraph-properties fo:text-align="justify" style:justify-single-word="false"/>
      <style:text-properties officeooo:rsid="006aab04" officeooo:paragraph-rsid="0069dfca"/>
    </style:style>
    <style:style style:name="P136" style:family="paragraph" style:parent-style-name="Text_20_body">
      <style:text-properties officeooo:rsid="0073c0a8" officeooo:paragraph-rsid="0073c0a8"/>
    </style:style>
    <style:style style:name="P137" style:family="paragraph" style:parent-style-name="Text_20_body">
      <style:text-properties officeooo:rsid="007719ba" officeooo:paragraph-rsid="007719ba"/>
    </style:style>
    <style:style style:name="P138" style:family="paragraph" style:parent-style-name="Text_20_body">
      <style:text-properties officeooo:rsid="007994d0" officeooo:paragraph-rsid="007994d0"/>
    </style:style>
    <style:style style:name="P139" style:family="paragraph" style:parent-style-name="Text_20_body">
      <style:text-properties officeooo:rsid="007994d0" officeooo:paragraph-rsid="007bb7a0"/>
    </style:style>
    <style:style style:name="P140" style:family="paragraph" style:parent-style-name="Text_20_body">
      <style:text-properties officeooo:rsid="007dba77" officeooo:paragraph-rsid="007dba77"/>
    </style:style>
    <style:style style:name="P141" style:family="paragraph" style:parent-style-name="Text_20_body">
      <style:text-properties officeooo:rsid="007f7419" officeooo:paragraph-rsid="007f7419"/>
    </style:style>
    <style:style style:name="P142" style:family="paragraph" style:parent-style-name="Text_20_body">
      <style:text-properties officeooo:rsid="0088e3af" officeooo:paragraph-rsid="0088e3af"/>
    </style:style>
    <style:style style:name="P143" style:family="paragraph" style:parent-style-name="Text_20_body">
      <style:text-properties officeooo:rsid="008c790a" officeooo:paragraph-rsid="008c790a"/>
    </style:style>
    <style:style style:name="P144" style:family="paragraph" style:parent-style-name="Text_20_body">
      <style:text-properties officeooo:rsid="008eea0f" officeooo:paragraph-rsid="008eea0f"/>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7cm" style:type="right" style:leader-style="dotted" style:leader-text="."/>
        </style:tab-stops>
      </style:paragraph-properties>
    </style:style>
    <style:style style:name="P147" style:family="paragraph" style:parent-style-name="Text_20_body">
      <style:paragraph-properties fo:text-align="justify" style:justify-single-word="false"/>
      <style:text-properties officeooo:rsid="0094a145" officeooo:paragraph-rsid="0096994b" fo:background-color="#ffff00"/>
    </style:style>
    <style:style style:name="P148"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49"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0"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1"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2"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3"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5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5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2"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3"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9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9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9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1"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2"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33" style:family="paragraph" style:parent-style-name="Heading_20_2">
      <style:text-properties officeooo:rsid="0046bb55" officeooo:paragraph-rsid="0046bb55"/>
    </style:style>
    <style:style style:name="P234" style:family="paragraph" style:parent-style-name="Heading_20_2">
      <style:text-properties officeooo:rsid="004fc0c2" officeooo:paragraph-rsid="004fc0c2"/>
    </style:style>
    <style:style style:name="P235" style:family="paragraph" style:parent-style-name="Heading_20_2">
      <style:text-properties officeooo:rsid="004fc0c2" officeooo:paragraph-rsid="0054c478"/>
    </style:style>
    <style:style style:name="P236" style:family="paragraph" style:parent-style-name="Heading_20_2">
      <style:text-properties officeooo:rsid="004fc0c2" officeooo:paragraph-rsid="0059a231"/>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38" style:family="paragraph" style:parent-style-name="Heading_20_2">
      <style:text-properties officeooo:rsid="007d2204" officeooo:paragraph-rsid="007d2204"/>
    </style:style>
    <style:style style:name="P239" style:family="paragraph" style:parent-style-name="Heading_20_2">
      <style:text-properties officeooo:rsid="008eea0f" officeooo:paragraph-rsid="008eea0f"/>
    </style:style>
    <style:style style:name="P240"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1"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42" style:family="paragraph" style:parent-style-name="Heading_20_3">
      <style:text-properties fo:language="ca" fo:country="ES" fo:background-color="transparent" style:language-asian="zxx" style:country-asian="none" style:language-complex="zxx" style:country-complex="none"/>
    </style:style>
    <style:style style:name="P243"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44"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45"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46"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47"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48"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0" style:family="paragraph" style:parent-style-name="Heading_20_3">
      <style:text-properties fo:language="ca" fo:country="ES"/>
    </style:style>
    <style:style style:name="P251" style:family="paragraph" style:parent-style-name="Heading_20_3">
      <style:text-properties fo:language="ca" fo:country="ES" officeooo:paragraph-rsid="00280f18"/>
    </style:style>
    <style:style style:name="P252" style:family="paragraph" style:parent-style-name="Heading_20_3">
      <style:text-properties officeooo:rsid="004fc0c2" officeooo:paragraph-rsid="004fc0c2"/>
    </style:style>
    <style:style style:name="P253" style:family="paragraph" style:parent-style-name="Heading_20_3">
      <style:text-properties officeooo:rsid="00516eaa" officeooo:paragraph-rsid="00516eaa"/>
    </style:style>
    <style:style style:name="P254" style:family="paragraph" style:parent-style-name="Heading_20_3">
      <style:text-properties officeooo:rsid="00516eaa" officeooo:paragraph-rsid="0054c478"/>
    </style:style>
    <style:style style:name="P255" style:family="paragraph" style:parent-style-name="Heading_20_3">
      <style:text-properties officeooo:rsid="00516eaa" officeooo:paragraph-rsid="006c6856"/>
    </style:style>
    <style:style style:name="P256" style:family="paragraph" style:parent-style-name="Heading_20_3">
      <style:text-properties officeooo:rsid="00516eaa" officeooo:paragraph-rsid="007532fd"/>
    </style:style>
    <style:style style:name="P257" style:family="paragraph" style:parent-style-name="Heading_20_3">
      <style:text-properties officeooo:rsid="00516eaa" officeooo:paragraph-rsid="00875b6b"/>
    </style:style>
    <style:style style:name="P258" style:family="paragraph" style:parent-style-name="Heading_20_3">
      <style:text-properties officeooo:paragraph-rsid="0054c478"/>
    </style:style>
    <style:style style:name="P259" style:family="paragraph" style:parent-style-name="Heading_20_3">
      <style:text-properties officeooo:rsid="0054c478" officeooo:paragraph-rsid="0054c478"/>
    </style:style>
    <style:style style:name="P260" style:family="paragraph" style:parent-style-name="Heading_20_3">
      <style:text-properties officeooo:rsid="0054c478" officeooo:paragraph-rsid="0059a231"/>
    </style:style>
    <style:style style:name="P261" style:family="paragraph" style:parent-style-name="Heading_20_3">
      <style:text-properties officeooo:rsid="0059a231" officeooo:paragraph-rsid="0059a231"/>
    </style:style>
    <style:style style:name="P262" style:family="paragraph" style:parent-style-name="Heading_20_3">
      <style:text-properties officeooo:rsid="0059a231" officeooo:paragraph-rsid="005e000a"/>
    </style:style>
    <style:style style:name="P263" style:family="paragraph" style:parent-style-name="Heading_20_3">
      <style:text-properties officeooo:rsid="0059e4c4" officeooo:paragraph-rsid="0059e4c4"/>
    </style:style>
    <style:style style:name="P264" style:family="paragraph" style:parent-style-name="Heading_20_3">
      <style:text-properties officeooo:paragraph-rsid="0059a231"/>
    </style:style>
    <style:style style:name="P26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6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6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6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6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7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71"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72"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73"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74"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75" style:family="paragraph" style:parent-style-name="Heading_20_3">
      <style:text-properties officeooo:rsid="005e0e47" officeooo:paragraph-rsid="005e0e47"/>
    </style:style>
    <style:style style:name="P276" style:family="paragraph" style:parent-style-name="Heading_20_3">
      <style:text-properties officeooo:rsid="005e000a" officeooo:paragraph-rsid="005e000a"/>
    </style:style>
    <style:style style:name="P277" style:family="paragraph" style:parent-style-name="Heading_20_3">
      <style:text-properties officeooo:rsid="0063bd4d" officeooo:paragraph-rsid="0063bd4d"/>
    </style:style>
    <style:style style:name="P278" style:family="paragraph" style:parent-style-name="Heading_20_3">
      <style:text-properties officeooo:rsid="00667c37" officeooo:paragraph-rsid="00667c37"/>
    </style:style>
    <style:style style:name="P279" style:family="paragraph" style:parent-style-name="Heading_20_3">
      <style:text-properties officeooo:rsid="0073c0a8" officeooo:paragraph-rsid="0073c0a8"/>
    </style:style>
    <style:style style:name="P280" style:family="paragraph" style:parent-style-name="Heading_20_3">
      <style:text-properties officeooo:rsid="00767481" officeooo:paragraph-rsid="00767481"/>
    </style:style>
    <style:style style:name="P281" style:family="paragraph" style:parent-style-name="Heading_20_3">
      <style:text-properties officeooo:rsid="00767481" officeooo:paragraph-rsid="007bb7a0"/>
    </style:style>
    <style:style style:name="P282" style:family="paragraph" style:parent-style-name="Heading_20_3">
      <style:text-properties officeooo:rsid="007dba77" officeooo:paragraph-rsid="007dba77"/>
    </style:style>
    <style:style style:name="P283" style:family="paragraph" style:parent-style-name="Heading_20_3">
      <style:text-properties officeooo:rsid="007f7419" officeooo:paragraph-rsid="007f7419"/>
    </style:style>
    <style:style style:name="P284" style:family="paragraph" style:parent-style-name="Heading_20_3">
      <style:text-properties officeooo:rsid="0088e3af" officeooo:paragraph-rsid="0088e3af"/>
    </style:style>
    <style:style style:name="P285" style:family="paragraph" style:parent-style-name="Preformatted_20_Text" style:list-style-name="L50">
      <style:text-properties officeooo:paragraph-rsid="0061a9ae"/>
    </style:style>
    <style:style style:name="P286" style:family="paragraph" style:parent-style-name="Standard" style:master-page-name="First_20_Page">
      <style:paragraph-properties fo:text-align="end" style:justify-single-word="false" style:page-number="auto"/>
      <style:text-properties style:font-name="Arial"/>
    </style:style>
    <style:style style:name="P28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8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8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9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9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9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9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94" style:family="paragraph" style:parent-style-name="Standard" style:list-style-name="L55"/>
    <style:style style:name="P295" style:family="paragraph" style:parent-style-name="Table_20_Contents" style:list-style-name="L14">
      <style:paragraph-properties fo:text-align="justify" style:justify-single-word="false"/>
      <style:text-properties fo:language="ca" fo:country="ES" fo:background-color="transparent"/>
    </style:style>
    <style:style style:name="P296"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97"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8"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0"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8"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23">
      <style:paragraph-properties fo:text-align="justify" style:justify-single-word="false"/>
      <style:text-properties officeooo:paragraph-rsid="002b1a1e"/>
    </style:style>
    <style:style style:name="P322"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23"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25"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2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2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2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29"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3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3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3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33"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34"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35"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36"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3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3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39"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40"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41"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42"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43"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44"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45"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46"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47"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48"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49"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50"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51"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52" style:family="paragraph" style:parent-style-name="Text_20_body" style:list-style-name="L14">
      <style:paragraph-properties fo:text-align="justify" style:justify-single-word="false"/>
      <style:text-properties fo:language="ca" fo:country="ES" fo:background-color="transparent"/>
    </style:style>
    <style:style style:name="P353"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54" style:family="paragraph" style:parent-style-name="Text_20_body" style:list-style-name="L10">
      <style:paragraph-properties fo:text-align="justify" style:justify-single-word="false"/>
    </style:style>
    <style:style style:name="P355" style:family="paragraph" style:parent-style-name="Text_20_body" style:list-style-name="L24">
      <style:paragraph-properties fo:text-align="justify" style:justify-single-word="false"/>
      <style:text-properties officeooo:paragraph-rsid="00373148"/>
    </style:style>
    <style:style style:name="P356"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5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6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6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64" style:family="paragraph" style:parent-style-name="Text_20_body" style:list-style-name="L41">
      <style:paragraph-properties fo:text-align="justify" style:justify-single-word="false"/>
      <style:text-properties officeooo:paragraph-rsid="0059e4c4"/>
    </style:style>
    <style:style style:name="P365" style:family="paragraph" style:parent-style-name="Text_20_body" style:list-style-name="L46">
      <style:paragraph-properties fo:text-align="justify" style:justify-single-word="false"/>
      <style:text-properties officeooo:paragraph-rsid="005e000a"/>
    </style:style>
    <style:style style:name="P366" style:family="paragraph" style:parent-style-name="Text_20_body" style:list-style-name="L53">
      <style:paragraph-properties fo:text-align="justify" style:justify-single-word="false"/>
      <style:text-properties officeooo:paragraph-rsid="00619ce4"/>
    </style:style>
    <style:style style:name="P367" style:family="paragraph" style:parent-style-name="Text_20_body" style:list-style-name="L55">
      <style:paragraph-properties fo:text-align="justify" style:justify-single-word="false"/>
      <style:text-properties officeooo:paragraph-rsid="0069dfca"/>
    </style:style>
    <style:style style:name="P368"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69"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0"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2"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3"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4"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76"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77"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78"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79"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8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81"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82"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84"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85"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38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38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3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38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39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3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39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39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3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3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3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397"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39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00"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01"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05"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10"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11"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12"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1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15"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16" style:family="paragraph" style:parent-style-name="Text_20_body" style:list-style-name="L34">
      <style:text-properties fo:color="#000000" loext:opacity="100%" style:font-name="Arial2" fo:font-size="11pt" officeooo:rsid="00516eaa" officeooo:paragraph-rsid="0054c478"/>
    </style:style>
    <style:style style:name="P417" style:family="paragraph" style:parent-style-name="Text_20_body" style:list-style-name="L36">
      <style:text-properties fo:color="#000000" loext:opacity="100%" style:font-name="Arial2" fo:font-size="11pt" officeooo:rsid="0059a231" officeooo:paragraph-rsid="0059a231"/>
    </style:style>
    <style:style style:name="P418" style:family="paragraph" style:parent-style-name="Text_20_body" style:list-style-name="L50">
      <style:text-properties fo:color="#000000" loext:opacity="100%" style:font-name="Arial2" fo:font-size="11pt" officeooo:rsid="00619ce4" officeooo:paragraph-rsid="00619ce4"/>
    </style:style>
    <style:style style:name="P419" style:family="paragraph" style:parent-style-name="Text_20_body" style:list-style-name="L54">
      <style:text-properties fo:color="#000000" loext:opacity="100%" style:font-name="Arial2" fo:font-size="11pt" officeooo:rsid="0069dfca" officeooo:paragraph-rsid="0069dfca"/>
    </style:style>
    <style:style style:name="P420" style:family="paragraph" style:parent-style-name="Text_20_body" style:list-style-name="L64">
      <style:text-properties fo:color="#000000" loext:opacity="100%" style:font-name="Arial2" fo:font-size="11pt" officeooo:rsid="0082cc64" officeooo:paragraph-rsid="0082cc64"/>
    </style:style>
    <style:style style:name="P421" style:family="paragraph" style:parent-style-name="Text_20_body" style:list-style-name="L65">
      <style:text-properties fo:color="#000000" loext:opacity="100%" style:font-name="Arial2" fo:font-size="11pt" officeooo:rsid="007d2204" officeooo:paragraph-rsid="007d2204"/>
    </style:style>
    <style:style style:name="P422" style:family="paragraph" style:parent-style-name="Text_20_body" style:list-style-name="L65">
      <style:text-properties fo:color="#000000" loext:opacity="100%" style:font-name="Arial2" fo:font-size="11pt" officeooo:rsid="007dba77" officeooo:paragraph-rsid="007dba77"/>
    </style:style>
    <style:style style:name="P423" style:family="paragraph" style:parent-style-name="Text_20_body" style:list-style-name="L67">
      <style:text-properties fo:color="#000000" loext:opacity="100%" style:font-name="Arial2" fo:font-size="11pt" officeooo:rsid="00897244" officeooo:paragraph-rsid="00897244"/>
    </style:style>
    <style:style style:name="P424" style:family="paragraph" style:parent-style-name="Text_20_body" style:list-style-name="L68">
      <style:text-properties fo:color="#000000" loext:opacity="100%" style:font-name="Arial2" fo:font-size="11pt" officeooo:rsid="008add1b" officeooo:paragraph-rsid="008add1b"/>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26" style:family="paragraph" style:parent-style-name="Text_20_body" style:list-style-name="L29">
      <style:text-properties officeooo:rsid="00516eaa" officeooo:paragraph-rsid="00516eaa"/>
    </style:style>
    <style:style style:name="P427" style:family="paragraph" style:parent-style-name="Text_20_body" style:list-style-name="L30">
      <style:text-properties officeooo:rsid="00516eaa" officeooo:paragraph-rsid="00516eaa"/>
    </style:style>
    <style:style style:name="P428" style:family="paragraph" style:parent-style-name="Text_20_body" style:list-style-name="L30">
      <style:text-properties officeooo:paragraph-rsid="00516eaa"/>
    </style:style>
    <style:style style:name="P429" style:family="paragraph" style:parent-style-name="Text_20_body" style:list-style-name="L33">
      <style:text-properties officeooo:rsid="0054c478" officeooo:paragraph-rsid="0054c478"/>
    </style:style>
    <style:style style:name="P430" style:family="paragraph" style:parent-style-name="Text_20_body" style:list-style-name="L35">
      <style:text-properties officeooo:paragraph-rsid="0059a231"/>
    </style:style>
    <style:style style:name="P431" style:family="paragraph" style:parent-style-name="Text_20_body" style:list-style-name="L35">
      <style:text-properties officeooo:rsid="0059e4c4" officeooo:paragraph-rsid="0059e4c4"/>
    </style:style>
    <style:style style:name="P432" style:family="paragraph" style:parent-style-name="Text_20_body" style:list-style-name="L37">
      <style:text-properties officeooo:rsid="0059e4c4" officeooo:paragraph-rsid="0059e4c4"/>
    </style:style>
    <style:style style:name="P433" style:family="paragraph" style:parent-style-name="Text_20_body" style:list-style-name="L39">
      <style:text-properties fo:font-style="normal" officeooo:rsid="005a777e" officeooo:paragraph-rsid="005a777e" style:font-style-asian="normal" style:font-style-complex="normal"/>
    </style:style>
    <style:style style:name="P434" style:family="paragraph" style:parent-style-name="Text_20_body" style:list-style-name="L40">
      <style:text-properties officeooo:paragraph-rsid="0059a231"/>
    </style:style>
    <style:style style:name="P435" style:family="paragraph" style:parent-style-name="Text_20_body" style:list-style-name="L43">
      <style:text-properties officeooo:rsid="005e000a" officeooo:paragraph-rsid="005e000a"/>
    </style:style>
    <style:style style:name="P436" style:family="paragraph" style:parent-style-name="Text_20_body" style:list-style-name="L42">
      <style:text-properties officeooo:paragraph-rsid="005e000a"/>
    </style:style>
    <style:style style:name="P437" style:family="paragraph" style:parent-style-name="Text_20_body" style:list-style-name="L44">
      <style:text-properties officeooo:paragraph-rsid="005e0e47"/>
    </style:style>
    <style:style style:name="P438" style:family="paragraph" style:parent-style-name="Text_20_body" style:list-style-name="L47">
      <style:text-properties officeooo:rsid="0063bd4d" officeooo:paragraph-rsid="0063bd4d"/>
    </style:style>
    <style:style style:name="P439" style:family="paragraph" style:parent-style-name="Text_20_body" style:list-style-name="L52">
      <style:text-properties officeooo:rsid="0063bd4d" officeooo:paragraph-rsid="0063bd4d"/>
    </style:style>
    <style:style style:name="P440" style:family="paragraph" style:parent-style-name="Text_20_body" style:list-style-name="L48">
      <style:text-properties officeooo:rsid="00667c37" officeooo:paragraph-rsid="00667c37"/>
    </style:style>
    <style:style style:name="P441" style:family="paragraph" style:parent-style-name="Text_20_body" style:list-style-name="L49"/>
    <style:style style:name="P442" style:family="paragraph" style:parent-style-name="Text_20_body" style:list-style-name="L56">
      <style:text-properties officeooo:rsid="0073c0a8" officeooo:paragraph-rsid="0073c0a8"/>
    </style:style>
    <style:style style:name="P443" style:family="paragraph" style:parent-style-name="Text_20_body" style:list-style-name="L61">
      <style:text-properties officeooo:paragraph-rsid="007994d0"/>
    </style:style>
    <style:style style:name="P444" style:family="paragraph" style:parent-style-name="Text_20_body" style:list-style-name="L61">
      <style:text-properties officeooo:rsid="007994d0" officeooo:paragraph-rsid="007994d0"/>
    </style:style>
    <style:style style:name="P445" style:family="paragraph" style:parent-style-name="Text_20_body" style:list-style-name="L66">
      <style:text-properties officeooo:rsid="007994d0" officeooo:paragraph-rsid="007bb7a0"/>
    </style:style>
    <style:style style:name="P446" style:family="paragraph" style:parent-style-name="Text_20_body" style:list-style-name="L66">
      <style:text-properties officeooo:paragraph-rsid="007bb7a0"/>
    </style:style>
    <style:style style:name="P447"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officeooo:rsid="0063bd4d"/>
    </style:style>
    <style:style style:name="T83" style:family="text">
      <style:text-properties officeooo:rsid="006d5dbb"/>
    </style:style>
    <style:style style:name="T84" style:family="text">
      <style:text-properties officeooo:rsid="00709ba8"/>
    </style:style>
    <style:style style:name="T85" style:family="text">
      <style:text-properties officeooo:rsid="005e000a"/>
    </style:style>
    <style:style style:name="T86" style:family="text">
      <style:text-properties officeooo:rsid="007532fd"/>
    </style:style>
    <style:style style:name="T87" style:family="text">
      <style:text-properties officeooo:rsid="007836d5"/>
    </style:style>
    <style:style style:name="T88" style:family="text">
      <style:text-properties officeooo:rsid="007994d0"/>
    </style:style>
    <style:style style:name="T89" style:family="text">
      <style:text-properties officeooo:rsid="007bb7a0"/>
    </style:style>
    <style:style style:name="T90" style:family="text">
      <style:text-properties officeooo:rsid="007d2204"/>
    </style:style>
    <style:style style:name="T91" style:family="text">
      <style:text-properties officeooo:rsid="007dba77"/>
    </style:style>
    <style:style style:name="T92" style:family="text">
      <style:text-properties officeooo:rsid="007f7bd8"/>
    </style:style>
    <style:style style:name="T93" style:family="text">
      <style:text-properties officeooo:rsid="0082cc64"/>
    </style:style>
    <style:style style:name="T94" style:family="text">
      <style:text-properties officeooo:rsid="0084b61f"/>
    </style:style>
    <style:style style:name="T95" style:family="text">
      <style:text-properties officeooo:rsid="00864d1c"/>
    </style:style>
    <style:style style:name="T96" style:family="text">
      <style:text-properties officeooo:rsid="00875b6b"/>
    </style:style>
    <style:style style:name="T97" style:family="text">
      <style:text-properties officeooo:rsid="00897244"/>
    </style:style>
    <style:style style:name="T98" style:family="text">
      <style:text-properties officeooo:rsid="008c790a"/>
    </style:style>
    <style:style style:name="T99" style:family="text">
      <style:text-properties officeooo:rsid="008ceeeb"/>
    </style:style>
    <style:style style:name="T100" style:family="text">
      <style:text-properties officeooo:rsid="0090ec17"/>
    </style:style>
    <style:style style:name="T101" style:family="text">
      <style:text-properties officeooo:rsid="0093e3b0"/>
    </style:style>
    <style:style style:name="T102" style:family="text">
      <style:text-properties officeooo:rsid="009405a1"/>
    </style:style>
    <style:style style:name="T103" style:family="text">
      <style:text-properties officeooo:rsid="0094a145"/>
    </style:style>
    <style:style style:name="T104"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5" style:family="text">
      <style:text-properties officeooo:rsid="009989ad"/>
    </style:style>
    <style:style style:name="T106" style:family="text">
      <style:text-properties officeooo:rsid="009b09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6"/>
      <text:p text:style-name="P8"/>
      <text:p text:style-name="P8"/>
      <text:p text:style-name="P12"><draw:frame draw:style-name="fr3" draw:name="gráficos2" text:anchor-type="paragraph" svg:width="6.391cm" svg:height="3.346cm" draw:z-index="72"><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4"><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3"><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2">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02/05/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3">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5">1.- Introducció<text:tab/>6</text:p>
          <text:p text:style-name="P145">2.- Migració de PortaFIB 1.0.0 a PortaFIB 1.1.0<text:tab/>6</text:p>
          <text:p text:style-name="P146">2.1.- Descripció de Millores<text:tab/>6</text:p>
          <text:p text:style-name="P146">2.2.- Actualitzar BBDD<text:tab/>6</text:p>
          <text:p text:style-name="P146">2.3.- Propietats de Sistema<text:tab/>6</text:p>
          <text:p text:style-name="P146">2.4.- Canvis Configuració Web<text:tab/>7</text:p>
          <text:p text:style-name="P145">3.- Migració de PortaFIB 1.1.0 a PortaFIB 1.1.1<text:tab/>8</text:p>
          <text:p text:style-name="P146">3.1.- Descripció de Millores<text:tab/>8</text:p>
          <text:p text:style-name="P146">3.2.- Actualitzar BBDD<text:tab/>8</text:p>
          <text:p text:style-name="P145">4.- Migració de PortaFIB 1.1.1 a PortaFIB 1.1.2<text:tab/>9</text:p>
          <text:p text:style-name="P146">4.1.- Descripció de Millores<text:tab/>9</text:p>
          <text:p text:style-name="P146">4.2.- Actualitzar BBDD<text:tab/>9</text:p>
          <text:p text:style-name="P145">5.- Migració de PortaFIB 1.1.2 a PortaFIB 1.1.3<text:tab/>9</text:p>
          <text:p text:style-name="P146">5.1.- Descripció de Millores<text:tab/>9</text:p>
          <text:p text:style-name="P146">5.2.- Actualitzar BBDD<text:tab/>9</text:p>
          <text:p text:style-name="P145">6.- Migració de PortaFIB 1.1.3 a PortaFIB 1.1.4<text:tab/>9</text:p>
          <text:p text:style-name="P146">6.1.- Descripció de Millores<text:tab/>9</text:p>
          <text:p text:style-name="P146">6.2.- Sistemes<text:tab/>10</text:p>
          <text:p text:style-name="P146">6.3.- Canvis Configuració Web<text:tab/>10</text:p>
          <text:p text:style-name="P146">6.4.- Desenvolupador<text:tab/>10</text:p>
          <text:p text:style-name="P145">7.- Migració de PortaFIB 1.1.4 a PortaFIB 1.1.5<text:tab/>11</text:p>
          <text:p text:style-name="P146">7.1.- Descripció de Millores<text:tab/>11</text:p>
          <text:p text:style-name="P146">7.2.- Canvis Configuració Web<text:tab/>11</text:p>
          <text:p text:style-name="P145">8.- Migració de PortaFIB 1.1.4 a PortaFIB 2.0<text:tab/>12</text:p>
          <text:p text:style-name="P146">8.1.- Descripció de Millores<text:tab/>12</text:p>
          <text:p text:style-name="P146">8.2.- Desenvolupador<text:tab/>12</text:p>
          <text:p text:style-name="P146">8.3.- Sistemes<text:tab/>12</text:p>
          <text:p text:style-name="P146">8.4.- Canvis Configuració Web<text:tab/>14</text:p>
          <text:p text:style-name="P145">9.- Migració de PortaFIB 2.0.0 a PortaFIB 2.0.1<text:tab/>16</text:p>
          <text:p text:style-name="P146">9.1.- Descripció de Millores<text:tab/>16</text:p>
          <text:p text:style-name="P146">9.2.- Sistemes<text:tab/>16</text:p>
          <text:p text:style-name="P146">9.3.- BBDD<text:tab/>16</text:p>
          <text:p text:style-name="P146">9.4.- Desenvolupador i Compilador de EAR<text:tab/>16</text:p>
          <text:p text:style-name="P146">9.5.- Canvis Configuració Web<text:tab/>17</text:p>
          <text:p text:style-name="P145">10.- Migració de PortaFIB 2.0.1 a PortaFIB 2.0.2<text:tab/>18</text:p>
          <text:p text:style-name="P146">10.1.- Descripció de Millores<text:tab/>18</text:p>
          <text:p text:style-name="P146">10.2.- BBDD<text:tab/>18</text:p>
          <text:p text:style-name="P146">10.3.- Desenvolupador i Compilador de EAR<text:tab/>18</text:p>
          <text:p text:style-name="P146">10.4.- Canvis Configuració Web<text:tab/>18</text:p>
          <text:p text:style-name="P145">11.- Migració de PortaFIB 2.0.2 a PortaFIB 2.0.3<text:tab/>19</text:p>
          <text:p text:style-name="P146">11.1.- Administrador<text:tab/>19</text:p>
          <text:p text:style-name="P145">12.- Migració de PortaFIB 2.0.3 a PortaFIB 2.0.4<text:tab/>19</text:p>
          <text:p text:style-name="P146">12.1.- BBDD<text:tab/>19</text:p>
          <text:p text:style-name="P145">13.- Migració de PortaFIB 2.0.4 a PortaFIB 2.0.5<text:tab/>19</text:p>
          <text:p text:style-name="P146">13.1.- Descripció de millores<text:tab/>19</text:p>
          <text:p text:style-name="P145">14.- Migració de PortaFIB 2.0.5 a PortaFIB 2.0.6<text:tab/>20</text:p>
          <text:p text:style-name="P146">14.1.- Descripció de millores<text:tab/>20</text:p>
          <text:p text:style-name="P146"><text:soft-page-break/>14.2.- Administrador<text:tab/>20</text:p>
          <text:p text:style-name="P146">14.3.- Administrador d’Entitat<text:tab/>20</text:p>
          <text:p text:style-name="P146">14.4.- Desenvolupador<text:tab/>20</text:p>
          <text:p text:style-name="P145">15.- Migració de PortaFIB 2.0.6 a PortaFIB 2.0.7<text:tab/>20</text:p>
          <text:p text:style-name="P146">15.1.- Descripció de millores<text:tab/>20</text:p>
          <text:p text:style-name="P146">15.2.- Desenvolupador<text:tab/>20</text:p>
          <text:p text:style-name="P145">16.- Migració de PortaFIB 2.0.7 a PortaFIB 2.0.8<text:tab/>21</text:p>
          <text:p text:style-name="P146">16.1.- Descripció de millores<text:tab/>21</text:p>
          <text:p text:style-name="P146">16.2.- Canvis Configuració Web<text:tab/>21</text:p>
          <text:p text:style-name="P145">17.- Migració de PortaFIB 2.0.8 a PortaFIB 2.0.9<text:tab/>21</text:p>
          <text:p text:style-name="P146">17.1.- Descripció de millores<text:tab/>21</text:p>
          <text:p text:style-name="P146">17.2.- Canvis Configuració Web<text:tab/>21</text:p>
          <text:p text:style-name="P146">17.3.- Desenvolupador<text:tab/>22</text:p>
          <text:p text:style-name="P146">17.4.- BBDD<text:tab/>22</text:p>
          <text:p text:style-name="P145">18.- Migració de PortaFIB 2.0.9 a PortaFIB 2.0.10<text:tab/>22</text:p>
          <text:p text:style-name="P146">18.1.- Descripció de millores<text:tab/>22</text:p>
          <text:p text:style-name="P146">18.2.- Canvis Configuració Web<text:tab/>22</text:p>
          <text:p text:style-name="P146">18.3.- Desenvolupador<text:tab/>23</text:p>
          <text:p text:style-name="P146">18.4.- BBDD<text:tab/>23</text:p>
          <text:p text:style-name="P145">19.- Migració de PortaFIB 2.0.10 a PortaFIB 2.0.11<text:tab/>23</text:p>
          <text:p text:style-name="P146">19.1.- Descripció de millores<text:tab/>23</text:p>
          <text:p text:style-name="P146">19.2.- Instal·lació i configuració<text:tab/>23</text:p>
          <text:p text:style-name="P146">19.3.- Canvis Configuració Web<text:tab/>24</text:p>
          <text:p text:style-name="P146">19.4.- Desenvolupador<text:tab/>24</text:p>
          <text:p text:style-name="P146">19.5.- BBDD<text:tab/>24</text:p>
          <text:p text:style-name="P145">20.- Migració de PortaFIB 2.0.11 a PortaFIB 2.0.12<text:tab/>25</text:p>
          <text:p text:style-name="P146">20.1.- Descripció de millores<text:tab/>25</text:p>
          <text:p text:style-name="P146">20.2.- Instal·lació i configuració<text:tab/>25</text:p>
          <text:p text:style-name="P146">20.3.- Administració<text:tab/>25</text:p>
          <text:p text:style-name="P146">20.4.- Canvis Configuració Web<text:tab/>26</text:p>
          <text:p text:style-name="P146">20.5.- BBDD<text:tab/>26</text:p>
          <text:p text:style-name="P145">21.- Migració de PortaFIB 2.0.12 a PortaFIB 2.0.13<text:tab/>26</text:p>
          <text:p text:style-name="P146">21.1.- Descripció de millores<text:tab/>26</text:p>
          <text:p text:style-name="P146">21.2.- Instal·lació i configuració<text:tab/>26</text:p>
          <text:p text:style-name="P146">21.3.- Administració<text:tab/>26</text:p>
          <text:p text:style-name="P146">21.4.- Canvis aplicació web<text:tab/>27</text:p>
          <text:p text:style-name="P146">21.5.- BBDD<text:tab/>27</text:p>
          <text:p text:style-name="P145">22.- Migració de PortaFIB 2.0.13 a PortaFIB 2.0.14<text:tab/>27</text:p>
          <text:p text:style-name="P146">22.1.- Descripció de millores<text:tab/>27</text:p>
          <text:p text:style-name="P146">22.2.- Administració<text:tab/>27</text:p>
          <text:p text:style-name="P146">22.3.- BBDD<text:tab/>27</text:p>
          <text:p text:style-name="P145">23.- Migració de PortaFIB 2.0.14 a PortaFIB 2.0.15<text:tab/>28</text:p>
          <text:p text:style-name="P146">23.1.- Descripció de millores<text:tab/>28</text:p>
          <text:p text:style-name="P146">23.2.- Administració<text:tab/>28</text:p>
          <text:p text:style-name="P146">23.3.- Desenvolupador<text:tab/>28</text:p>
          <text:p text:style-name="P146">23.4.- BBDD<text:tab/>29</text:p>
          <text:p text:style-name="P145">24.- Migració de PortaFIB 2.0.15 a PortaFIB 2.0.16<text:tab/>29</text:p>
          <text:p text:style-name="P146">24.1.- Descripció de millores<text:tab/>29</text:p>
          <text:p text:style-name="P146">24.2.- Administració<text:tab/>29</text:p>
          <text:p text:style-name="P146">24.3.- Desenvolupador<text:tab/>30</text:p>
          <text:p text:style-name="P146">24.4.- BBDD<text:tab/>31</text:p>
          <text:p text:style-name="P145">25.- Migració de PortaFIB 2.0.16 a PortaFIB 2.0.17<text:tab/>31</text:p>
          <text:p text:style-name="P146"><text:soft-page-break/>25.1.- Descripció de millores<text:tab/>31</text:p>
          <text:p text:style-name="P146">25.2.- Instal·lació i configuració<text:tab/>31</text:p>
          <text:p text:style-name="P146">25.3.- Administració<text:tab/>32</text:p>
          <text:p text:style-name="P146">25.4.- BBDD<text:tab/>33</text:p>
          <text:p text:style-name="P145">26.- Migració de PortaFIB 2.0.17 a PortaFIB 2.0.18<text:tab/>33</text:p>
          <text:p text:style-name="P146">26.1.- Descripció de millores<text:tab/>33</text:p>
          <text:p text:style-name="P146">26.2.- Administració<text:tab/>33</text:p>
          <text:p text:style-name="P146">26.3.- Destinataris<text:tab/>34</text:p>
          <text:p text:style-name="P146">26.4.- BBDD<text:tab/>34</text:p>
          <text:p text:style-name="P145">27.- Migració de PortaFIB 2.0.18 a PortaFIB 2.0.19<text:tab/>35</text:p>
          <text:p text:style-name="P146">27.1.- Descripció de millores<text:tab/>35</text:p>
          <text:p text:style-name="P146">27.2.- Desenvolupador<text:tab/>35</text:p>
          <text:p text:style-name="P146">27.3.- BBDD<text:tab/>35</text:p>
          <text:p text:style-name="P145">28.- Migració de PortaFIB 2.0.19 a PortaFIB 2.0.20<text:tab/>35</text:p>
          <text:p text:style-name="P146">28.1.- Descripció de millores<text:tab/>35</text:p>
          <text:p text:style-name="P146">28.2.- BBDD<text:tab/>35</text:p>
          <text:p text:style-name="P145">29.- Migració de PortaFIB 2.0.20 a PortaFIB 2.2<text:tab/>36</text:p>
          <text:p text:style-name="P146">29.1.- Descripció de millores<text:tab/>36</text:p>
          <text:p text:style-name="P146">29.2.- Sistemes<text:tab/>36</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48" text:outline-level="1"><text:bookmark-start text:name="__RefHeading___Toc1256_4092719216"/>Migració de PortaFIB 1.0.0 a PortaFIB 1.1.0<text:bookmark-end text:name="__RefHeading___Toc1256_4092719216"/></text:h>
      <text:h text:style-name="P171" text:outline-level="2"><text:bookmark-start text:name="__RefHeading___Toc1258_4092719216"/>Descripció de Millores<text:bookmark-end text:name="__RefHeading___Toc1258_4092719216"/></text:h>
      <text:p text:style-name="P32"><text:tab/>Revisar Fitxer changes.log</text:p>
      <text:h text:style-name="P171"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1"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8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87">La propietat "es.caib.portafib.checknifcertificate" del fitxer portafib-properties-service.xml s'ha mogut al camp "Comprovar NIF després de firmar" de Dades de l'Entitat</text:p>
        </text:list-item>
        <text:list-item>
          <text:p text:style-name="P287">La propietat "es.caib.portafib.defaultsignalgorit<text:span text:style-name="T20">h</text:span>mid" del fitxer portafib-properties-service.xml s'ha mogut al camp "Algorisme de firma <text:s/>(*)" de Dades de l'Entitat</text:p>
        </text:list-item>
      </text:list>
      <text:p text:style-name="P31"/>
      <text:h text:style-name="P240"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88">es.caib.portafib.editableuser</text:p>
        </text:list-item>
        <text:list-item>
          <text:p text:style-name="P288">es.caib.portafib.numberoferrorsinnotificationtosendmail</text:p>
        </text:list-item>
        <text:list-item>
          <text:p text:style-name="P288">es.caib.portafib.numberoferrorstopausenotification</text:p>
        </text:list-item>
        <text:list-item>
          <text:p text:style-name="P288">es.caib.portafib.notificationtimelapse</text:p>
        </text:list-item>
        <text:list-item>
          <text:p text:style-name="P288">es.caib.portafib.signaturemodule.absoluteurl (Nova propietat en PortaFIB 1.1)</text:p>
        </text:list-item>
        <text:list-item>
          <text:p text:style-name="P288">es.caib.portafib.maxuploadsizeinbytes</text:p>
        </text:list-item>
        <text:list-item>
          <text:p text:style-name="P288">es.caib.portafib.maxfitxeradaptatsizeinbytes</text:p>
        </text:list-item>
        <text:list-item>
          <text:p text:style-name="P288">es.caib.portafib.url</text:p>
        </text:list-item>
        <text:list-item>
          <text:p text:style-name="P288">es.caib.portafib.email.from</text:p>
        </text:list-item>
        <text:list-item>
          <text:p text:style-name="P288">es.caib.portafib.automaticredirect</text:p>
        </text:list-item>
        <text:list-item>
          <text:p text:style-name="P288">es.caib.portafib.emailsgroupedsendercronexpression</text:p>
        </text:list-item>
        <text:list-item>
          <text:p text:style-name="P288">es.caib.portafib.defaultentity</text:p>
        </text:list-item>
        <text:list-item>
          <text:p text:style-name="P288">es.caib.portafib.defaultrolesincreation</text:p>
        </text:list-item>
        <text:list-item>
          <text:p text:style-name="P288">es.caib.portafib.entitatidforagentssql</text:p>
        </text:list-item>
        <text:list-item>
          <text:p text:style-name="P288">es.caib.portafib.passwordforagentssql</text:p>
        </text:list-item>
      </text:list>
      <text:p text:style-name="P31"/>
      <text:h text:style-name="P240"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89">es.caib.portafib.maxitemstoshowinautocomplete</text:p>
        </text:list-item>
        <text:list-item>
          <text:p text:style-name="P289">es.caib.portafib.mincharstostartautocomplete</text:p>
        </text:list-item>
        <text:list-item>
          <text:p text:style-name="P289">es.caib.portafib.maxtimelockedsigninms</text:p>
        </text:list-item>
      </text:list>
      <text:p text:style-name="P31"><text:s text:c="11"/></text:p>
      <text:h text:style-name="P240" text:outline-level="3">Esborrar Propietats de Sistema</text:h>
      <text:p text:style-name="P31"><text:tab/>S'han d'esborrar del fitxer portafib-properties-service.xml les següent propietats:</text:p>
      <text:list text:style-name="L4">
        <text:list-item>
          <text:p text:style-name="P290">es.caib.portafib.name</text:p>
        </text:list-item>
      </text:list>
      <text:p text:style-name="P31"/>
      <text:h text:style-name="P171" text:outline-level="2"><text:bookmark-start text:name="__RefHeading___Toc1264_4092719216"/>Canvis Configuració Web<text:bookmark-end text:name="__RefHeading___Toc1264_4092719216"/></text:h>
      <text:p text:style-name="P31"/>
      <text:h text:style-name="P240"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0"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291">S'ha de crear un plugin de custòdia (copiar dades de portafib-properties-service.xml)(ADMIN)</text:p>
        </text:list-item>
        <text:list-item>
          <text:p text:style-name="P291">S'ha de crear una plantilla de custòdia a gust de l'entitat (ADEN)</text:p>
        </text:list-item>
        <text:list-item>
          <text:p text:style-name="P291">Modificar l'entitat per assignar-li la plantilla de custòdia corresponent.</text:p>
        </text:list-item>
        <text:list-item>
          <text:p text:style-name="P291">Eliminar les propietats "es.caib.portafib.defaultcustodymessage.{entitat_id}.{idioma}" del fitxer portafib-properties-service.xml</text:p>
        </text:list-item>
        <text:list-item>
          <text:p text:style-name="P293">Eliminar les propietats de plugin de custòdia del fitxer portafib-properties-service.xml (entrades es.caib.portafib.documentcustodyplugin.* i es.caib.portafib.plugins.documentcustody.*)</text:p>
        </text:list-item>
      </text:list>
      <text:p text:style-name="P31"/>
      <text:h text:style-name="P240"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0" text:outline-level="3">Filtres de <text:s/>Certificats</text:h>
      <text:p text:style-name="P31"/>
      <text:p text:style-name="P31">Filtres de <text:s/>Certificats (veure punt "10.3.- Filtres de Certificats" del Manual d'Usuari):</text:p>
      <text:list text:style-name="L6">
        <text:list-item>
          <text:p text:style-name="P292">En general: S'han d'adaptar als filtres definits en el document d'integració del MiniApplet</text:p>
        </text:list-item>
        <text:list-item>
          <text:p text:style-name="P292">Per la CAIB: S'han de substituir les següents cadenes:</text:p>
          <text:list>
            <text:list-item>
              <text:p text:style-name="P292">"checkexpiration:true" =&gt; "filters.1=nonexpired:"</text:p>
            </text:list-item>
            <text:list-item>
              <text:p text:style-name="P292">"rfc2254_rec_issuer:" <text:s/>=&gt; "filters.2=issuer.rfc2254.recurse:"</text:p>
            </text:list-item>
            <text:list-item>
              <text:p text:style-name="P292">"policyid:" <text:s text:c="2"/>=&gt; "filters.3=policyid:"</text:p>
            </text:list-item>
          </text:list>
        </text:list-item>
      </text:list>
      <text:p text:style-name="P31"/>
      <text:h text:style-name="P148" text:outline-level="1"><text:bookmark-start text:name="__RefHeading__21125_1677091252"/>Migració de PortaFIB 1.1.0 a PortaFIB 1.1.1<text:bookmark-end text:name="__RefHeading__21125_1677091252"/></text:h>
      <text:p text:style-name="P33"/>
      <text:h text:style-name="P171" text:outline-level="2"><text:bookmark-start text:name="__RefHeading___Toc1266_4092719216"/>Descripció de Millores<text:bookmark-end text:name="__RefHeading___Toc1266_4092719216"/></text:h>
      <text:p text:style-name="P44"><text:tab/><text:span text:style-name="T1">Revisar Fitxer changes.log</text:span></text:p>
      <text:h text:style-name="P171"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48" text:outline-level="1"><text:bookmark-start text:name="__RefHeading___Toc1270_4092719216"/>Migració de PortaFIB 1.1.1 a PortaFIB 1.1.2<text:bookmark-end text:name="__RefHeading___Toc1270_4092719216"/></text:h>
      <text:p text:style-name="P33"/>
      <text:h text:style-name="P171" text:outline-level="2"><text:bookmark-start text:name="__RefHeading___Toc1272_4092719216"/>Descripció de Millores<text:bookmark-end text:name="__RefHeading___Toc1272_4092719216"/></text:h>
      <text:p text:style-name="P44"><text:tab/><text:span text:style-name="T1">Revisar Fitxer changes.log</text:span></text:p>
      <text:h text:style-name="P171"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48" text:outline-level="1"><text:bookmark-start text:name="__RefHeading___Toc1276_4092719216"/>Migració de PortaFIB 1.1.2 a PortaFIB 1.1.3<text:bookmark-end text:name="__RefHeading___Toc1276_4092719216"/></text:h>
      <text:p text:style-name="P33"/>
      <text:h text:style-name="P171" text:outline-level="2"><text:bookmark-start text:name="__RefHeading___Toc1278_4092719216"/>Descripció de Millores<text:bookmark-end text:name="__RefHeading___Toc1278_4092719216"/></text:h>
      <text:p text:style-name="P44"><text:tab/><text:span text:style-name="T1">Revisar Fitxer changes.log</text:span></text:p>
      <text:h text:style-name="P171"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49" text:outline-level="1"><text:bookmark-start text:name="__RefHeading___Toc1282_4092719216"/>Migració de PortaFIB 1.1.3 a PortaFIB 1.1.4<text:bookmark-end text:name="__RefHeading___Toc1282_4092719216"/></text:h>
      <text:p text:style-name="P36"/>
      <text:h text:style-name="P171" text:outline-level="2"><text:bookmark-start text:name="__RefHeading___Toc1284_4092719216"/>Descripció de Millores<text:bookmark-end text:name="__RefHeading___Toc1284_4092719216"/></text:h>
      <text:p text:style-name="P44"><text:tab/><text:span text:style-name="T1">Revisar Fitxer changes.log</text:span></text:p>
      <text:h text:style-name="P174" text:outline-level="2" text:is-list-header="true"/>
      <text:p text:style-name="P36"/>
      <text:p text:style-name="P36"><text:soft-page-break/></text:p>
      <text:h text:style-name="P174" text:outline-level="2"><text:bookmark-start text:name="__RefHeading___Toc1286_4092719216"/>Sistemes<text:bookmark-end text:name="__RefHeading___Toc1286_4092719216"/></text:h>
      <text:list text:style-name="L7">
        <text:list-item>
          <text:p text:style-name="P326">Eliminar el fitxer “portafib-notificacionsqueue-service.xml” del directori de deploy ja que no s'usa.</text:p>
        </text:list-item>
      </text:list>
      <text:h text:style-name="P174" text:outline-level="2"><text:bookmark-start text:name="__RefHeading___Toc1288_4092719216"/>Canvis Configuració Web<text:bookmark-end text:name="__RefHeading___Toc1288_4092719216"/></text:h>
      <text:list text:style-name="L8">
        <text:list-item>
          <text:p text:style-name="P32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2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2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2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74" text:outline-level="2"><text:bookmark-start text:name="__RefHeading___Toc1290_4092719216"/>Desenvolupador<text:bookmark-end text:name="__RefHeading___Toc1290_4092719216"/></text:h>
      <text:list text:style-name="L9">
        <text:list-item>
          <text:p text:style-name="P353">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53">S'ha eliminat la Coa JBoss de Notificacions CallBack i s'ha substituït per un Programador EJB. El funcionament del mateix es descriu en el manual d'usuari en un subpunt del punt “5.15.- Llistat de Notificacions CallBack”</text:p>
        </text:list-item>
        <text:list-item>
          <text:p text:style-name="P353">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53">S'han solucionat una serie de Bugs en GenApp, pel que es necessari eliminar la carpeta [HOME]/.m2/repository/org/fundaciobit/genapp abans de recompilar PortaFIB.</text:p>
        </text:list-item>
        <text:list-item>
          <text:p text:style-name="P353">Afegits dos Profiles en la compilació de PortaFIB per afegir Plugins de Custòdia de forma opcional:</text:p>
          <text:list>
            <text:list-item>
              <text:list>
                <text:list-item>
                  <text:p text:style-name="P353">“-Parxiudigitalcaib”: Inclou el Plugin de DocumentCustody de l'Arxiu Digital CAIB</text:p>
                </text:list-item>
                <text:list-item>
                  <text:p text:style-name="P353"><text:soft-page-break/>“-Palfresco”: Inclou el Plugin de DocumentCustody de Alfresco </text:p>
                </text:list-item>
              </text:list>
            </text:list-item>
          </text:list>
        </text:list-item>
      </text:list>
      <text:p text:style-name="P32"/>
      <text:h text:style-name="P149" text:outline-level="1"><text:bookmark-start text:name="__RefHeading___Toc1292_4092719216"/>Migració de PortaFIB 1.1.4 a PortaFIB 1.1.5<text:bookmark-end text:name="__RefHeading___Toc1292_4092719216"/></text:h>
      <text:p text:style-name="P36"/>
      <text:h text:style-name="P171" text:outline-level="2"><text:bookmark-start text:name="__RefHeading___Toc1294_4092719216"/>Descripció de Millores<text:bookmark-end text:name="__RefHeading___Toc1294_4092719216"/></text:h>
      <text:p text:style-name="P44"><text:tab/><text:span text:style-name="T1">Revisar Fitxer changes.log</text:span></text:p>
      <text:h text:style-name="P174" text:outline-level="2"><text:bookmark-start text:name="__RefHeading___Toc1296_4092719216"/>Canvis Configuració Web<text:bookmark-end text:name="__RefHeading___Toc1296_4092719216"/></text:h>
      <text:list text:style-name="L10">
        <text:list-item>
          <text:p text:style-name="P354"><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6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68">Afegida gestió de Validadors de Firma: Actualment només es suporta l'@firma. Anar a la pipella d'administrador, opció <text:s/>Mòduls de Validació de Firmes i pitjar sobre “Crear Plantilla de Mòdul de Validació de Firmes”:</text:p>
          <text:list>
            <text:list-item>
              <text:p text:style-name="P368">Noms i Descripcions: posar Plugin Validacio Firmes afirma CXF</text:p>
            </text:list-item>
            <text:list-item>
              <text:p text:style-name="P370">Classe: posar org.fundaciobit.plugins.validatesignature.afirmacxf.AfirmaCxfValidateSignaturePlugin</text:p>
            </text:list-item>
            <text:list-item>
              <text:p text:style-name="P368">Entitat: la que correspongui.</text:p>
            </text:list-item>
            <text:list-item>
              <text:p text:style-name="P368">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49" text:outline-level="1"><text:bookmark-start text:name="__RefHeading___Toc1298_4092719216"/>Migració de PortaFIB 1.1.4 a PortaFIB 2.0<text:bookmark-end text:name="__RefHeading___Toc1298_4092719216"/></text:h>
      <text:p text:style-name="P36"/>
      <text:h text:style-name="P171" text:outline-level="2"><text:bookmark-start text:name="__RefHeading___Toc1300_4092719216"/>Descripció de Millores<text:bookmark-end text:name="__RefHeading___Toc1300_4092719216"/></text:h>
      <text:p text:style-name="P44"><text:tab/>Revisar Fitxer changes.log</text:p>
      <text:h text:style-name="P174" text:outline-level="2"><text:bookmark-start text:name="__RefHeading___Toc1302_4092719216"/>Desenvolupador<text:bookmark-end text:name="__RefHeading___Toc1302_4092719216"/></text:h>
      <text:p text:style-name="P44"/>
      <text:list text:style-name="L11">
        <text:list-item>
          <text:p text:style-name="P328">S'ha d'eliminar el següent directori [HOME]\.m2\repository\es\gob\afirma\afirma-crypto-pdf\3.3.2-SNAPSHOT</text:p>
        </text:list-item>
        <text:list-item>
          <text:p text:style-name="P328">S'ha d'eliminar el següent directori [HOME]\.m2\repository\org\fundaciobit\genapp</text:p>
        </text:list-item>
        <text:list-item>
          <text:p text:style-name="P329">S'ha d'eliminar el següent directori [HOME]\.m2\repository\org\fundaciobit\pluginsib</text:p>
        </text:list-item>
        <text:list-item>
          <text:p text:style-name="P328">De la taula PeticioDeFirma s'utilitzava el camp informacioAddicional per guardar informació d'expedient. En 2.0.0 ja hi ha camps específics per Expedient: expedientID, expedientNom i expedientUrl.</text:p>
        </text:list-item>
        <text:list-item>
          <text:p text:style-name="P328">Camps nous per informar dels detalls del Procediment: procedimentID i procedimentNom</text:p>
        </text:list-item>
        <text:list-item>
          <text:p text:style-name="P328">Camp nou informacioAddicionalAvaluable que correspon amb un tipus double. Serveix per poder filtrar per rang i agrupar segons un camp lliure (Petició de PortsIB)</text:p>
        </text:list-item>
        <text:list-item>
          <text:p text:style-name="P371">S’han eliminat els profiles de maven: ws-portafib-v2, passarelaserver-v2, passarelaweb-v2</text:p>
        </text:list-item>
        <text:list-item>
          <text:p text:style-name="P371">S’ha incorporat l’API de <text:s/>Api Firma Simple Async per a firmes diferides o asíncrones ([portafib]/apifirmaasyncsimple)</text:p>
        </text:list-item>
        <text:list-item>
          <text:p text:style-name="P372">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74" text:outline-level="2"><text:bookmark-start text:name="__RefHeading___Toc1304_4092719216"/>Sistemes<text:bookmark-end text:name="__RefHeading___Toc1304_4092719216"/></text:h>
      <text:p text:style-name="P44"/>
      <text:h text:style-name="P241"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4184780381" text:style-name="L12">
        <text:list-item>
          <text:p text:style-name="P33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03057014137377" text:continue-numbering="true" text:style-name="L12">
        <text:list-item>
          <text:p text:style-name="P330">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03057619762083" text:continue-numbering="true" text:style-name="L12">
        <text:list-item>
          <text:p text:style-name="P330">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03058273235169" text:continue-numbering="true" text:style-name="L12">
        <text:list-item>
          <text:p text:style-name="P330">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03057248486178" text:continue-numbering="true" text:style-name="L12">
        <text:list-item>
          <text:p text:style-name="P330">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74" text:outline-level="2"><text:bookmark-start text:name="__RefHeading___Toc1306_4092719216"/><text:soft-page-break/>Canvis Configuració Web<text:bookmark-end text:name="__RefHeading___Toc1306_4092719216"/></text:h>
      <text:p text:style-name="P44"/>
      <text:h text:style-name="P242"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31">Usuaris</text:p>
                            </text:list-item>
                            <text:list-item>
                              <text:p text:style-name="P331">Roles per tipus d'usuari</text:p>
                            </text:list-item>
                            <text:list-item>
                              <text:p text:style-name="P331">Gestió de Notificacions per Correu (Menú Inici)</text:p>
                            </text:list-item>
                            <text:list-item>
                              <text:p text:style-name="P331">Revisors de Firmes en Flux de Firmes</text:p>
                            </text:list-item>
                            <text:list-item>
                              <text:p text:style-name="P331">Gestió de Revisors (Menú Administrador d'Entitat)</text:p>
                            </text:list-item>
                            <text:list-item>
                              <text:p text:style-name="P331">Afegir Revisors de Firma al Flux</text:p>
                            </text:list-item>
                            <text:list-item>
                              <text:p text:style-name="P331">Menú Revisor</text:p>
                            </text:list-item>
                          </text:list>
                        </text:list-item>
                      </text:list>
                    </text:list-item>
                  </text:list>
                </text:list-item>
              </text:list>
            </text:list-item>
          </text:list>
        </text:list-item>
      </text:list>
      <text:h text:style-name="P242"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42"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42" text:outline-level="3">Altres</text:h>
      <text:list xml:id="list2190445219" text:style-name="L14">
        <text:list-item>
          <text:p text:style-name="P36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03057118357411" text:continue-numbering="true" text:style-name="L14">
        <text:list-item>
          <text:p text:style-name="P352"><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03058696545063" text:continue-numbering="true" text:style-name="L14">
        <text:list-item>
          <text:p text:style-name="P332">S'han ampliat les opcions d'usuaris entitat i usuaris aplicació respecte a la Política de Custòdia. Veure punt Modificar Usuari Aplicació i Modificar Usuari Entitat del “Manual d'Usuari PortaFIB”</text:p>
        </text:list-item>
      </text:list>
      <text:p text:style-name="P44"/>
      <text:list xml:id="list103058793340148" text:continue-numbering="true" text:style-name="L14">
        <text:list-item>
          <text:p text:style-name="P335">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03057580354824" text:continue-numbering="true" text:style-name="L14">
        <text:list-item>
          <text:p text:style-name="P336">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03056906755009" text:continue-numbering="true" text:style-name="L14">
        <text:list-item>
          <text:p text:style-name="P33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03057991256511" text:continue-numbering="true" text:style-name="L14">
        <text:list-item>
          <text:p text:style-name="P352"><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03057734368629" text:continue-numbering="true" text:style-name="L14">
        <text:list-item>
          <text:p text:style-name="P352">Nou Plugin de Firma Web de FNMT Cloud: Veure el subapartat “Plugin de Firma Web de FNMTCloud” de punt “Implementacions de Plugins o Mòduls de Firma Web” si es vol donar d'alta.</text:p>
        </text:list-item>
      </text:list>
      <text:p text:style-name="P63"/>
      <text:list xml:id="list103057455527632" text:continue-numbering="true" text:style-name="L14">
        <text:list-item>
          <text:p text:style-name="P295"><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296"/>
        </text:list-item>
        <text:list-item>
          <text:p text:style-name="P297">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03057764206008" text:continue-numbering="true" text:style-name="L14">
        <text:list-item>
          <text:p text:style-name="P297"><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0"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2" text:outline-level="2"><text:bookmark-start text:name="__RefHeading___Toc1310_4092719216"/>Descripció de Millores<text:bookmark-end text:name="__RefHeading___Toc1310_4092719216"/></text:h>
      <text:list xml:id="list2276224316" text:style-name="L15">
        <text:list-item>
          <text:p text:style-name="P333">Revisar Fitxer changes.log</text:p>
        </text:list-item>
        <text:list-item>
          <text:p text:style-name="P337">Ja es permet la Firma de Documents PDF/A de qualsevol tipus</text:p>
        </text:list-item>
        <text:list-item>
          <text:p text:style-name="P337">Ja es fa qualsevol firma sense necessitat d’adaptar el document PDF abans. </text:p>
        </text:list-item>
      </text:list>
      <text:h text:style-name="P178" text:outline-level="2"><text:bookmark-start text:name="__RefHeading___Toc1312_4092719216"/>Sistemes<text:bookmark-end text:name="__RefHeading___Toc1312_4092719216"/></text:h>
      <text:list xml:id="list1349078464" text:style-name="L16">
        <text:list-item>
          <text:p text:style-name="P339">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79" text:outline-level="2"><text:bookmark-start text:name="__RefHeading___Toc1314_4092719216"/>BBDD<text:bookmark-end text:name="__RefHeading___Toc1314_4092719216"/></text:h>
      <text:list xml:id="list103058448006330" text:continue-numbering="true" text:style-name="L16">
        <text:list-item>
          <text:p text:style-name="P340">Afegir nous tipus Documentals #274</text:p>
        </text:list-item>
        <text:list-item>
          <text:p text:style-name="P339">Nou camp de Petició de Firma anomenat origendepeticiodefirma.</text:p>
        </text:list-item>
      </text:list>
      <text:p text:style-name="P45"/>
      <text:h text:style-name="P175"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73">Documentar API Firma Asincrona Simple #273</text:p>
        </text:list-item>
        <text:list-item>
          <text:p text:style-name="P298">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00">Esborrar la llibreria afirma-crypto-pdf del repositori local maven: esborrar la carpeta [HOME]\.m2\repository\es\gob\afirma\afirma-crypto-pdf\3.3.2-SNAPSHOT.</text:p>
        </text:list-item>
      </text:list>
      <text:p text:style-name="P86"/>
      <text:h text:style-name="P176" text:outline-level="2"><text:bookmark-start text:name="__RefHeading___Toc1318_4092719216"/><text:soft-page-break/>Canvis Configuració Web<text:bookmark-end text:name="__RefHeading___Toc1318_4092719216"/></text:h>
      <text:p text:style-name="P86"/>
      <text:h text:style-name="P250" text:outline-level="3">Administrador</text:h>
      <text:list text:style-name="L18">
        <text:list-item>
          <text:p text:style-name="P299">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01">Nova opció de Menú "Consulta Propietats de Sistema" que serveix per consultar les Propietats de Sistema de PortaFIB i veure quines són Desconegudes o Obsoletes.</text:p>
        </text:list-item>
        <text:list-item>
          <text:p text:style-name="P302">Revisar l'opció de menú "Gestió de Propietats Globals" <text:span text:style-name="T27">ja que se li ha incorporat una nova columna que indica les Propietats </text:span>Desconegudes o Obsoletes.</text:p>
        </text:list-item>
        <text:list-item>
          <text:p text:style-name="P304">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05"/>
        </text:list-item>
      </text:list>
      <text:p text:style-name="P35"/>
      <text:h text:style-name="P243" text:outline-level="3">Administrador Entitat</text:h>
      <text:list xml:id="list4119221749" text:style-name="L19">
        <text:list-item>
          <text:p text:style-name="P306">Esborrades les propietats es.caib.portafib.transformpdfa i <text:s/>es.caib.portafib.forcecleanpdf</text:p>
        </text:list-item>
        <text:list-item>
          <text:p text:style-name="P309">Afegides estadistiques de Número de Firmes realitzades.</text:p>
        </text:list-item>
        <text:list-item>
          <text:p text:style-name="P306">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03">Revisar l'opció de menú "Gestió de Propietats d’Entitat" <text:span text:style-name="T28">ja que se li ha incorporat una nova columna que indica les Propietats </text:span>Desconegudes o Obsoletes.</text:p>
        </text:list-item>
        <text:list-item>
          <text:p text:style-name="P309">Nova opció de menú "Bitàcola de Peticions de Firma", per consultar <text:span text:style-name="T29">bitàcoles</text:span> de peticions esborrades i <text:span text:style-name="T29">bitàcoles</text:span> d'un dia en concret.</text:p>
        </text:list-item>
        <text:list-item>
          <text:p text:style-name="P312">Noves polítiques de Custòdia <text:s/>per Usuari Entitat, Usuari Aplicació i Entitat:</text:p>
          <text:list>
            <text:list-item>
              <text:p text:style-name="P310"><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09"><text:span text:style-name="T29">Política</text:span> Cust<text:span text:style-name="T29">ò</text:span>dia No Permetre: <text:span text:style-name="T29">No permet custòdia</text:span></text:p>
            </text:list-item>
            <text:list-item>
              <text:p text:style-name="P311"><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09"><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11"><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11"><text:span text:style-name="T29">Política</text:span> Cust<text:span text:style-name="T29">ò</text:span>dia Llibertat Total : Llibertat Total (Selecció, Edició I Us)</text:p>
            </text:list-item>
          </text:list>
        </text:list-item>
        <text:list-item>
          <text:p text:style-name="P313">Del Menú d’Administrador d’Entitat, a les opcions «Peticions de Firma Caducades» i «Peticions de Firma d´un Destinatari» se li han afegit entrades per veure Bitàcola, poder Rebutjar i Esborrar.</text:p>
        </text:list-item>
        <text:list-item>
          <text:p text:style-name="P313"><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14"><text:span text:style-name="T31">En </text:span>el Menú d’Administrador d’Entitat, <text:span text:style-name="T31">s’han afegit dues opcions de Menú: «Consulta les Peticions de Firma» i «</text:span>Gestionar les Peticions de Firma».</text:p>
        </text:list-item>
      </text:list>
      <text:p text:style-name="P81"/>
      <text:h text:style-name="P151"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3" text:outline-level="2"><text:bookmark-start text:name="__RefHeading___Toc1322_4092719216"/>Descripció de Millores<text:bookmark-end text:name="__RefHeading___Toc1322_4092719216"/></text:h>
      <text:list xml:id="list103056974201431" text:continue-list="list2276224316" text:style-name="L15">
        <text:list-item>
          <text:p text:style-name="P334">Revisar Fitxer changes.log</text:p>
        </text:list-item>
        <text:list-item>
          <text:p text:style-name="P338"><text:span text:style-name="T35">Canvis Principals</text:span><text:span text:style-name="T34"> </text:span></text:p>
          <text:list>
            <text:list-item>
              <text:p text:style-name="P375"><text:span text:style-name="T53">Firmes </text:span>XADES/CADES.</text:p>
            </text:list-item>
            <text:list-item>
              <text:p text:style-name="P375">Unificació autenticació usuaris aplicació.</text:p>
            </text:list-item>
            <text:list-item>
              <text:p text:style-name="P375">Bitàcola millorada.</text:p>
            </text:list-item>
            <text:list-item>
              <text:p text:style-name="P375">....</text:p>
            </text:list-item>
          </text:list>
        </text:list-item>
      </text:list>
      <text:h text:style-name="P180" text:outline-level="2"><text:bookmark-start text:name="__RefHeading___Toc1324_4092719216"/>BBDD<text:bookmark-end text:name="__RefHeading___Toc1324_4092719216"/></text:h>
      <text:list text:style-name="L20">
        <text:list-item>
          <text:p text:style-name="P376">C<text:span text:style-name="T32">anvis importants a l’estructura de les dades de la bitàcola. #325</text:span></text:p>
        </text:list-item>
        <text:list-item>
          <text:p text:style-name="P341">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42">Eliminar dependència de NotificacioWS respecte PeticioDeFirma #332 </text:p>
        </text:list-item>
        <text:list-item>
          <text:p text:style-name="P343">Nous camps a pfi_firma: Usuaris externs puguin firmar #162 </text:p>
        </text:list-item>
      </text:list>
      <text:p text:style-name="P39"/>
      <text:h text:style-name="P177"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74">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77" text:outline-level="2"><text:bookmark-start text:name="__RefHeading___Toc1328_4092719216"/>Canvis Configuració Web<text:bookmark-end text:name="__RefHeading___Toc1328_4092719216"/></text:h>
      <text:p text:style-name="P87"/>
      <text:h text:style-name="P251" text:outline-level="3"><text:soft-page-break/>Administrador</text:h>
      <text:list text:style-name="L22">
        <text:list-item>
          <text:p text:style-name="P315">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44" text:outline-level="3">Administrador Entitat</text:h>
      <text:list text:style-name="L23">
        <text:list-item>
          <text:p text:style-name="P316">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21"><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2"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194" text:outline-level="2"><text:bookmark-start text:name="__RefHeading___Toc1332_4092719216"/>Administrador<text:bookmark-end text:name="__RefHeading___Toc1332_4092719216"/></text:h>
      <text:list xml:id="list3369982078" text:style-name="L24">
        <text:list-item>
          <text:p text:style-name="P344">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3"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1" text:outline-level="2"><text:bookmark-start text:name="__RefHeading___Toc1336_4092719216"/>BBDD<text:bookmark-end text:name="__RefHeading___Toc1336_4092719216"/></text:h>
      <text:list xml:id="list103058362237065" text:continue-numbering="true" text:style-name="L24">
        <text:list-item>
          <text:p text:style-name="P355"><text:span text:style-name="T3">Executar els scripts corresponents. Neteja de Traduccions orfes. </text:span>Canvi nomenclatura fitxers sql #397</text:p>
          <text:p text:style-name="P345"/>
        </text:list-item>
      </text:list>
      <text:h text:style-name="P154"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196" text:outline-level="2"><text:bookmark-start text:name="__RefHeading___Toc1336_40927192161"/>D<text:span text:style-name="T56">escripció de millores</text:span><text:bookmark-end text:name="__RefHeading___Toc1336_40927192161"/></text:h>
      <text:list xml:id="list103058643758902" text:continue-numbering="true" text:style-name="L24">
        <text:list-item>
          <text:p text:style-name="P377">C<text:span text:style-name="T56">orreccions menors (revisar fitxer changes.log). No cal fer cap actuació per la migració.</text:span></text:p>
        </text:list-item>
      </text:list>
      <text:h text:style-name="P155"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197" text:outline-level="2"><text:bookmark-start text:name="__RefHeading___Toc1336_409271921611"/>D<text:span text:style-name="T56">escripció de millores</text:span><text:bookmark-end text:name="__RefHeading___Toc1336_409271921611"/></text:h>
      <text:list xml:id="list103057858376172" text:continue-numbering="true" text:style-name="L24">
        <text:list-item>
          <text:p text:style-name="P378">C<text:span text:style-name="T56">orreccions i noves funcionalitats (revisar fitxer changes.log)</text:span></text:p>
        </text:list-item>
      </text:list>
      <text:p text:style-name="P51"/>
      <text:h text:style-name="P210" text:outline-level="2"><text:bookmark-start text:name="__RefHeading___Toc8121_3948905278"/>Administrador<text:bookmark-end text:name="__RefHeading___Toc8121_3948905278"/></text:h>
      <text:list text:style-name="L25">
        <text:list-item>
          <text:p text:style-name="P346">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1" text:outline-level="2"><text:bookmark-start text:name="__RefHeading___Toc1497_311552705"/>Administrador <text:span text:style-name="T58">d’Entitat</text:span><text:bookmark-end text:name="__RefHeading___Toc1497_311552705"/></text:h>
      <text:list text:style-name="L26">
        <text:list-item>
          <text:p text:style-name="P347">Nou llistat de les firmes pendents de Usuaris Externs. Permet modificar el correu electrònic i poder reenviar l'avís de Firma Pendent</text:p>
        </text:list-item>
      </text:list>
      <text:p text:style-name="P50"/>
      <text:h text:style-name="P210"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356"><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56"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198" text:outline-level="2"><text:bookmark-start text:name="__RefHeading___Toc1559_618817177"/>D<text:span text:style-name="T56">escripció de millores</text:span><text:bookmark-end text:name="__RefHeading___Toc1559_618817177"/></text:h>
      <text:list xml:id="list103058011511610" text:continue-list="list103057858376172" text:style-name="L24">
        <text:list-item>
          <text:p text:style-name="P379">C<text:span text:style-name="T56">orreccions i millores (revisar fitxer changes.log)</text:span></text:p>
        </text:list-item>
      </text:list>
      <text:p text:style-name="P111"/>
      <text:h text:style-name="P233"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57"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199" text:outline-level="2"><text:bookmark-start text:name="__RefHeading___Toc1565_618817177"/>D<text:span text:style-name="T56">escripció de millores</text:span><text:bookmark-end text:name="__RefHeading___Toc1565_618817177"/></text:h>
      <text:list xml:id="list2387071967" text:style-name="L28">
        <text:list-item>
          <text:p text:style-name="P357"><text:span text:style-name="T37">C</text:span><text:span text:style-name="T38">orreccions i millores (revisar fitxer changes.log)</text:span></text:p>
        </text:list-item>
      </text:list>
      <text:p text:style-name="P112"/>
      <text:p text:style-name="P52"/>
      <text:h text:style-name="P212" text:outline-level="2"><text:bookmark-start text:name="__RefHeading___Toc1567_618817177"/>Canvis Configuració Web<text:bookmark-end text:name="__RefHeading___Toc1567_618817177"/></text:h>
      <text:list xml:id="list103058334160722" text:continue-numbering="true" text:style-name="L28">
        <text:list-item>
          <text:p text:style-name="P425"><text:span text:style-name="T38">Q</text:span><text:span text:style-name="T36">uan hi hagi <text:s/>errors en un formulari, a dalt apareixerà un avis indicant que en alguna part del formulari hi ha algun error.</text:span></text:p>
        </text:list-item>
        <text:list-item>
          <text:p text:style-name="P380">S’ha adaptat la pantalla de llistat de peticions del destinatari per a que es visualitzi correctament en un dispositiu mòbil.</text:p>
        </text:list-item>
        <text:list-item>
          <text:p text:style-name="P380">En els flux de firmes (també en el plantilles), es permet afegir Usuaris-Externs</text:p>
        </text:list-item>
      </text:list>
      <text:p text:style-name="P113"/>
      <text:p text:style-name="P113"/>
      <text:p text:style-name="P54"/>
      <text:h text:style-name="P158"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0" text:outline-level="2"><text:bookmark-start text:name="__RefHeading___Toc1565_6188171771"/>D<text:span text:style-name="T56">escripció de millores</text:span><text:bookmark-end text:name="__RefHeading___Toc1565_6188171771"/></text:h>
      <text:list xml:id="list103058738870562" text:continue-numbering="true" text:style-name="L28">
        <text:list-item>
          <text:p text:style-name="P358"><text:span text:style-name="T37">C</text:span><text:span text:style-name="T38">orreccions i millores (revisar fitxer changes.log)</text:span></text:p>
        </text:list-item>
      </text:list>
      <text:p text:style-name="P54"/>
      <text:h text:style-name="P213" text:outline-level="2"><text:bookmark-start text:name="__RefHeading___Toc1567_6188171771"/>Canvis Configuració Web<text:bookmark-end text:name="__RefHeading___Toc1567_6188171771"/></text:h>
      <text:p text:style-name="P115"/>
      <text:h text:style-name="P245" text:outline-level="3">Administrador Entitat</text:h>
      <text:p text:style-name="P83"/>
      <text:list xml:id="list103057108296710" text:continue-list="list4119221749" text:style-name="L19">
        <text:list-item>
          <text:p text:style-name="P307">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17">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18"/>
        </text:list-item>
      </text:list>
      <text:p text:style-name="P114"><text:soft-page-break/></text:p>
      <text:h text:style-name="P234" text:outline-level="2"><text:bookmark-start text:name="__RefHeading___Toc1830_1681360825"/>Desenvolupador<text:bookmark-end text:name="__RefHeading___Toc1830_1681360825"/></text:h>
      <text:h text:style-name="P252"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2"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53" text:outline-level="3">Dades</text:h>
      <text:list text:style-name="L29">
        <text:list-item>
          <text:p text:style-name="P426">Creació de la nova propietat de configuració «es.caib.portafib.maxpeticiotitlelength»</text:p>
        </text:list-item>
      </text:list>
      <text:h text:style-name="P253" text:outline-level="3">Esquema</text:h>
      <text:list text:style-name="L30">
        <text:list-item>
          <text:p text:style-name="P428"><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27">Modificació de longitud de l’identificador d’objecte de la bitàcola</text:p>
        </text:list-item>
      </text:list>
      <text:p text:style-name="P93"/>
      <text:h text:style-name="P159"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1" text:outline-level="2"><text:bookmark-start text:name="__RefHeading___Toc1565_61881717711"/>D<text:span text:style-name="T56">escripció de millores</text:span><text:bookmark-end text:name="__RefHeading___Toc1565_61881717711"/></text:h>
      <text:list xml:id="list103057551130435" text:continue-list="list103058738870562" text:style-name="L28">
        <text:list-item>
          <text:p text:style-name="P359"><text:span text:style-name="T37">C</text:span><text:span text:style-name="T38">orreccions i millores (revisar fitxer changes.log)</text:span></text:p>
        </text:list-item>
      </text:list>
      <text:p text:style-name="P55"/>
      <text:h text:style-name="P214" text:outline-level="2"><text:bookmark-start text:name="__RefHeading___Toc1567_61881717711"/>Canvis Configuració Web<text:bookmark-end text:name="__RefHeading___Toc1567_61881717711"/></text:h>
      <text:h text:style-name="P247" text:outline-level="3">Tots els perfils</text:h>
      <text:list text:style-name="L31">
        <text:list-item>
          <text:p text:style-name="P348">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46" text:outline-level="3"><text:soft-page-break/>Administrador Entitat</text:h>
      <text:p text:style-name="P84"/>
      <text:list xml:id="list1047487703" text:style-name="L32">
        <text:list-item>
          <text:p text:style-name="P308">A <text:span text:style-name="T72">la gestió de notificacions s’ha recuperar l’opció de agrupar per usuari-aplicació</text:span></text:p>
        </text:list-item>
      </text:list>
      <text:p text:style-name="P85"/>
      <text:list xml:id="list103058059141141" text:continue-numbering="true" text:style-name="L32">
        <text:list-item>
          <text:p text:style-name="P319">Al llistat de plantilles de fluxos de firma hi apareix l’identificador de la plantilla</text:p>
        </text:list-item>
      </text:list>
      <text:p text:style-name="P85"/>
      <text:list xml:id="list103056892285694" text:continue-numbering="true" text:style-name="L32">
        <text:list-item>
          <text:p text:style-name="P320">S’han reorganitzat les opcions disponibles de custòdia a nivell d’Entitat / Usuari Entitat / Usuari Aplicació (veure document Guia Opcions Custodia)</text:p>
          <text:p text:style-name="P322"/>
        </text:list-item>
      </text:list>
      <text:h text:style-name="P235" text:outline-level="2"><text:bookmark-start text:name="__RefHeading___Toc1836_1681360825"/>Desenvolupador<text:bookmark-end text:name="__RefHeading___Toc1836_1681360825"/></text:h>
      <text:h text:style-name="P258"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59" text:outline-level="3">API Simple Asíncrona V2</text:h>
      <text:list xml:id="list1270333012" text:style-name="L33">
        <text:list-item>
          <text:p text:style-name="P429">S’ha introduït un nou mètode «getOriginalFileOfSignatureRequest» que permet descarregar el fitxer original que es va enviar amb la petició de firma.</text:p>
        </text:list-item>
      </text:list>
      <text:p text:style-name="P103"/>
      <text:list xml:id="list103057684121420" text:continue-numbering="true" text:style-name="L33">
        <text:list-item>
          <text:p text:style-name="P429">Ja no fa falta indicar el «profile» quan l’usuari aplicació només en té un d’assignat.</text:p>
        </text:list-item>
      </text:list>
      <text:h text:style-name="P183"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54" text:outline-level="3">Dades</text:h>
      <text:list text:style-name="L34">
        <text:list-item>
          <text:p text:style-name="P416">S’<text:span text:style-name="T72">han actualitzat les opcions disponibles de custòdia.</text:span></text:p>
        </text:list-item>
      </text:list>
      <text:p text:style-name="P104"/>
      <text:h text:style-name="P160"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2" text:outline-level="2"><text:bookmark-start text:name="__RefHeading___Toc1565_618817177111"/>D<text:span text:style-name="T56">escripció de millores</text:span><text:bookmark-end text:name="__RefHeading___Toc1565_618817177111"/></text:h>
      <text:list xml:id="list103058902224313" text:continue-list="list103057551130435" text:style-name="L28">
        <text:list-item>
          <text:p text:style-name="P360"><text:span text:style-name="T37">C</text:span><text:span text:style-name="T38">orreccions i millores (revisar fitxer changes.log)</text:span></text:p>
        </text:list-item>
      </text:list>
      <text:p text:style-name="P56"/>
      <text:h text:style-name="P217" text:outline-level="2"><text:bookmark-start text:name="__RefHeading___Toc1955_1572469407"/>Instal·lació i configuració<text:bookmark-end text:name="__RefHeading___Toc1955_1572469407"/></text:h>
      <text:h text:style-name="P261" text:outline-level="3">Compilació</text:h>
      <text:list text:style-name="L35">
        <text:list-item>
          <text:p text:style-name="P430"><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31">S’ha afegit el profile «-Pback-client-cert» per permetre configurar el mòdul BACK (/portafib) per emprar autenticació tipus CLIENT-CERT</text:p>
        </text:list-item>
      </text:list>
      <text:h text:style-name="P261" text:outline-level="3">Sistema de fitxers</text:h>
      <text:p text:style-name="P130">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17">Fitxers a l’arrel del directori amb el nom «FitxerAutoritzacioDelegacio_*.pdf»</text:p>
        </text:list-item>
        <text:list-item>
          <text:p text:style-name="P417">Totes les subcarpetes i fitxers de dins la carpeta APIFIRMASIMPLE/WEB</text:p>
        </text:list-item>
      </text:list>
      <text:h text:style-name="P263" text:outline-level="3">Base de dades</text:h>
      <text:list text:style-name="L37">
        <text:list-item>
          <text:p text:style-name="P432">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15" text:outline-level="2"><text:bookmark-start text:name="__RefHeading___Toc1567_618817177111"/>Canvis Configuració Web<text:bookmark-end text:name="__RefHeading___Toc1567_618817177111"/></text:h>
      <text:h text:style-name="P248" text:outline-level="3">Tots els perfils</text:h>
      <text:list text:style-name="L38">
        <text:list-item>
          <text:p text:style-name="P381">A<text:span text:style-name="T74">pareix ara una petita creu a devora el menú d’usuari que permet ocultar-ho o mostrar-ho.</text:span></text:p>
        </text:list-item>
        <text:list-item>
          <text:p text:style-name="P382">S’han racionalitzat les opcions de paginació als llistats que ara mostren les opcions 10, 20, 50 i 100.</text:p>
        </text:list-item>
      </text:list>
      <text:h text:style-name="P236" text:outline-level="2"><text:bookmark-start text:name="__RefHeading___Toc1836_16813608251"/>Desenvolupador<text:bookmark-end text:name="__RefHeading___Toc1836_16813608251"/></text:h>
      <text:h text:style-name="P264" text:outline-level="3"><text:span text:style-name="T73">API </text:span><text:span text:style-name="T11">S</text:span><text:span text:style-name="T13">imple Síncrona Web</text:span></text:h>
      <text:list text:style-name="L39">
        <text:list-item>
          <text:p text:style-name="P433">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60" text:outline-level="3">API Simple Asíncrona V2</text:h>
      <text:list text:style-name="L40">
        <text:list-item>
          <text:p text:style-name="P434"><text:span text:style-name="T72">S’ha </text:span><text:span text:style-name="T45">c</text:span><text:span text:style-name="T46">orregir un error que no permetia emmagatzemar correctament els valors de «expedientName» i «expedientUrl».</text:span></text:p>
        </text:list-item>
      </text:list>
      <text:h text:style-name="P184" text:outline-level="2"><text:bookmark-start text:name="__RefHeading___Toc1838_16813608251"/>BBDD<text:bookmark-end text:name="__RefHeading___Toc1838_16813608251"/></text:h>
      <text:list text:style-name="L41">
        <text:list-item>
          <text:p text:style-name="P364"><text:span text:style-name="T39">N</text:span><text:span text:style-name="T40">o hi ha canvis</text:span></text:p>
        </text:list-item>
      </text:list>
      <text:p text:style-name="P94"/>
      <text:h text:style-name="P161"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03" text:outline-level="2"><text:bookmark-start text:name="__RefHeading___Toc1565_6188171771111"/>D<text:span text:style-name="T56">escripció de millores</text:span><text:bookmark-end text:name="__RefHeading___Toc1565_6188171771111"/></text:h>
      <text:list xml:id="list103058853767218" text:continue-list="list103058902224313" text:style-name="L28">
        <text:list-item>
          <text:p text:style-name="P383">Incorporació del nou plugin de firma web cloud ViaFirma Fortress</text:p>
        </text:list-item>
        <text:list-item>
          <text:p text:style-name="P361"><text:span text:style-name="T41">Altres c</text:span><text:span text:style-name="T38">orreccions i millores (revisar fitxer changes.log)</text:span></text:p>
        </text:list-item>
      </text:list>
      <text:p text:style-name="P57"/>
      <text:h text:style-name="P218" text:outline-level="2"><text:bookmark-start text:name="__RefHeading___Toc1955_15724694071"/>Instal·lació i configuració<text:bookmark-end text:name="__RefHeading___Toc1955_15724694071"/></text:h>
      <text:h text:style-name="P262" text:outline-level="3">Compilació</text:h>
      <text:list text:style-name="L42">
        <text:list-item>
          <text:p text:style-name="P436"><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65" text:outline-level="3">Certificats de servidor</text:h>
      <text:list text:style-name="L43">
        <text:list-item>
          <text:p text:style-name="P435">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75" text:outline-level="3">Configuració codificació de caràcters per peticions GET</text:h>
      <text:list text:style-name="L44">
        <text:list-item>
          <text:p text:style-name="P437"><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2"/>
      <text:h text:style-name="P220" text:outline-level="2"><text:bookmark-start text:name="__RefHeading___Toc8240_1572469407"/>Administració<text:bookmark-end text:name="__RefHeading___Toc8240_1572469407"/></text:h>
      <text:h text:style-name="P276" text:outline-level="3">Nou plugin de firma web ViaFirma Fortress</text:h>
      <text:p text:style-name="P131">Veure el manual específic «Manual_Plugin_ViaFirma-fortress.pdf»</text:p>
      <text:p text:style-name="Text_20_body"/>
      <text:h text:style-name="P216" text:outline-level="2"><text:bookmark-start text:name="__RefHeading___Toc1567_6188171771111"/><text:soft-page-break/>Canvis Configuració Web<text:bookmark-end text:name="__RefHeading___Toc1567_6188171771111"/></text:h>
      <text:h text:style-name="P272" text:outline-level="3">Destinatari</text:h>
      <text:list text:style-name="L45">
        <text:list-item>
          <text:p text:style-name="P385">El destinatari ara té l’opció de seleccionar un conjunt de peticions de firmes i per visualitzar-les una a una en vista completa i triar si les vol signar o no, o si les vol rebutjar. </text:p>
        </text:list-item>
      </text:list>
      <text:h text:style-name="P185" text:outline-level="2"><text:bookmark-start text:name="__RefHeading___Toc1838_168136082511"/>BBDD<text:bookmark-end text:name="__RefHeading___Toc1838_168136082511"/></text:h>
      <text:list text:style-name="L46">
        <text:list-item>
          <text:p text:style-name="P365"><text:span text:style-name="T39">N</text:span><text:span text:style-name="T40">o hi ha canvis</text:span></text:p>
        </text:list-item>
      </text:list>
      <text:p text:style-name="P106"/>
      <text:h text:style-name="P162"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04" text:outline-level="2"><text:bookmark-start text:name="__RefHeading___Toc1565_61881717711111"/>D<text:span text:style-name="T56">escripció de millores</text:span><text:bookmark-end text:name="__RefHeading___Toc1565_61881717711111"/></text:h>
      <text:list xml:id="list103058151001066" text:continue-list="list103058853767218" text:style-name="L28">
        <text:list-item>
          <text:p text:style-name="P386">Actualitzat el plugin FIRe de la versió 2.1 a 2.3</text:p>
        </text:list-item>
        <text:list-item>
          <text:p text:style-name="P386">Demo d’aplicació Android PortaFIBApp</text:p>
        </text:list-item>
        <text:list-item>
          <text:p text:style-name="P362"><text:span text:style-name="T41">Altres c</text:span><text:span text:style-name="T38">orreccions i millores (revisar fitxer changes.log)</text:span></text:p>
        </text:list-item>
      </text:list>
      <text:p text:style-name="P58"/>
      <text:h text:style-name="P219" text:outline-level="2"><text:bookmark-start text:name="__RefHeading___Toc1955_157246940711"/>Instal·lació i configuració<text:bookmark-end text:name="__RefHeading___Toc1955_157246940711"/></text:h>
      <text:h text:style-name="P277" text:outline-level="3">Actualització plugin FIRe 2.3</text:h>
      <text:list text:style-name="L47">
        <text:list-item>
          <text:p text:style-name="P438">Dins la carpeta «pluginsib-signatureweb/fire/doc» trobareu informació actualitzada de com instal·lar el servei de Demo de FIRe 2.3 per provar el plugin FIRe de PortaFIB.</text:p>
        </text:list-item>
      </text:list>
      <text:h text:style-name="P278" text:outline-level="3">Demo de l’aplicació Android PortaFIBApp</text:h>
      <text:list text:style-name="L48">
        <text:list-item>
          <text:p text:style-name="P440">S’inclou una aplicació Android que permet rebre notificacions quan un usuari (destintari, revisor, col·laborador...) té peticions de firma pendents. Perquè surti un enllaç per descarregar-la, cal fixar la propietat de sistema:</text:p>
          <text:list>
            <text:list-item>
              <text:p text:style-name="P440">es.caib.portafib.androidapk=server</text:p>
            </text:list-item>
          </text:list>
        </text:list-item>
        <text:list-item>
          <text:p text:style-name="P440">Alternativament al valor «server» es pot posar una ruta dins el servidor que es correspongui amb un arxiu «apk» customitzat. Per exemple:</text:p>
          <text:list>
            <text:list-item>
              <text:p text:style-name="P440">es.caib.portafib.androidapk=/portafib/android/app-release.apk</text:p>
            </text:list-item>
          </text:list>
        </text:list-item>
      </text:list>
      <text:p text:style-name="P134"/>
      <text:h text:style-name="P221" text:outline-level="2"><text:bookmark-start text:name="__RefHeading___Toc8240_15724694071"/>Administració<text:bookmark-end text:name="__RefHeading___Toc8240_15724694071"/></text:h>
      <text:h text:style-name="P266" text:outline-level="3">Actualització Plugin FIRe 2.3</text:h>
      <text:list text:style-name="L49">
        <text:list-item>
          <text:p text:style-name="P441">El man<text:span text:style-name="T77">ual d’usuari respecte el plugin de FIRe s’ha corregit i actualitzat pel que fa a la instal·lació del plugin FIRe amb la versió 2.3</text:span></text:p>
        </text:list-item>
      </text:list>
      <text:h text:style-name="P267" text:outline-level="3"><text:soft-page-break/>Propietats dels plugins</text:h>
      <text:list text:style-name="L50">
        <text:list-item>
          <text:p text:style-name="P418">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85"><text:span text:style-name="T79">es.caib.portafib.pluginsib.signatureweb.fortress.client_secret=</text:span><text:span text:style-name="T80">[=SP[</text:span><text:span text:style-name="T78">"viafirma_secret"</text:span><text:span text:style-name="T80">]]</text:span></text:p>
            </text:list-item>
          </text:list>
        </text:list-item>
      </text:list>
      <text:p text:style-name="P133"/>
      <text:h text:style-name="P237" text:outline-level="2"><text:bookmark-start text:name="__RefHeading___Toc1567_61881717711111"/>Canvis <text:span text:style-name="T81">aplicació</text:span> <text:span text:style-name="T82">w</text:span>eb<text:bookmark-end text:name="__RefHeading___Toc1567_61881717711111"/></text:h>
      <text:h text:style-name="P273" text:outline-level="3">Destinatari</text:h>
      <text:list text:style-name="L51">
        <text:list-item>
          <text:p text:style-name="P384">El destin<text:span text:style-name="T82">a</text:span>tari ara <text:span text:style-name="T77">veu amb una columna quan la petició de firma té revisors pendents de validar-la, i per tant aquesta no es pot firmar.</text:span></text:p>
        </text:list-item>
      </text:list>
      <text:h text:style-name="P277" text:outline-level="3">Destinataris / Col·laboradors / Delegats / Revisors</text:h>
      <text:list text:style-name="L52">
        <text:list-item>
          <text:p text:style-name="P439">Els destintaris / col·laboradors / delegats / revisors tenen l’opció d’instal·lar una App de Android, que permet rebre notificacions quan tenen peticions de firma pendents.</text:p>
        </text:list-item>
        <text:list-item>
          <text:p text:style-name="P439">Per instal·lar-la cal anar a «servidor»/portafib/common/app.html</text:p>
        </text:list-item>
      </text:list>
      <text:h text:style-name="P186" text:outline-level="2"><text:bookmark-start text:name="__RefHeading___Toc1838_1681360825111"/>BBDD<text:bookmark-end text:name="__RefHeading___Toc1838_1681360825111"/></text:h>
      <text:list text:style-name="L53">
        <text:list-item>
          <text:p text:style-name="P366"><text:span text:style-name="T39">N</text:span><text:span text:style-name="T40">o hi ha canvis</text:span></text:p>
        </text:list-item>
      </text:list>
      <text:h text:style-name="P163"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05" text:outline-level="2"><text:bookmark-start text:name="__RefHeading___Toc1565_618817177111111"/>D<text:span text:style-name="T56">escripció de millores</text:span><text:bookmark-end text:name="__RefHeading___Toc1565_618817177111111"/></text:h>
      <text:list xml:id="list103057560419128" text:continue-list="list103058151001066" text:style-name="L28">
        <text:list-item>
          <text:p text:style-name="P387">La firma XADES ja funciona amb el plugin de Autofirma</text:p>
        </text:list-item>
        <text:list-item>
          <text:p text:style-name="P363"><text:span text:style-name="T41">Altres c</text:span><text:span text:style-name="T38">orreccions i millores (revisar fitxer changes.log)</text:span></text:p>
        </text:list-item>
      </text:list>
      <text:h text:style-name="P222" text:outline-level="2"><text:bookmark-start text:name="__RefHeading___Toc8240_157246940711"/>Administració<text:bookmark-end text:name="__RefHeading___Toc8240_157246940711"/></text:h>
      <text:h text:style-name="P268" text:outline-level="3">Plugins de firma</text:h>
      <text:list text:style-name="L54">
        <text:list-item>
          <text:p text:style-name="P419">La realització de firmes XADES ja funciona correctament amb el plugin d’Autofirma, per tant si s’estava emprant circumstancialment el plugin de miniapplet per realitzar firmes XADES, aquest ja no és necessari.</text:p>
        </text:list-item>
      </text:list>
      <text:h text:style-name="P187" text:outline-level="2"><text:bookmark-start text:name="__RefHeading___Toc1838_16813608251111"/>BBDD<text:bookmark-end text:name="__RefHeading___Toc1838_16813608251111"/></text:h>
      <text:list xml:id="list1264479805" text:style-name="L55">
        <text:list-item>
          <text:p text:style-name="P367"><text:span text:style-name="T39">N</text:span><text:span text:style-name="T40">o hi ha canvis</text:span></text:p>
        </text:list-item>
      </text:list>
      <text:p text:style-name="P107"/>
      <text:p text:style-name="P135"/>
      <text:h text:style-name="P164"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06" text:outline-level="2"><text:bookmark-start text:name="__RefHeading___Toc1565_6188171771111112"/>D<text:span text:style-name="T56">escripció de millores</text:span><text:bookmark-end text:name="__RefHeading___Toc1565_6188171771111112"/></text:h>
      <text:list xml:id="list103057511357292" text:continue-list="list103057560419128" text:style-name="L28">
        <text:list-item>
          <text:p text:style-name="P388">Es millora la informació de la vista completa del destin<text:span text:style-name="T84">a</text:span>tari que pot visualitzar i validar les firmes prèvies que pugui tenir el document.</text:p>
        </text:list-item>
        <text:list-item>
          <text:p text:style-name="P393">Les firmes pendents de que un revisor les validi no apareixeran com a firmes pendents al destinatari.</text:p>
        </text:list-item>
        <text:list-item>
          <text:p text:style-name="P394">S’afegeixen nous mètodes d’utilitat a les API REST</text:p>
        </text:list-item>
        <text:list-item>
          <text:p text:style-name="P395">S’han reorganitzat les dependències sobre les llibreries criptogràfiques (BouncyCastle) per eliminar duplicitats.</text:p>
        </text:list-item>
        <text:list-item>
          <text:p text:style-name="P389"><text:span text:style-name="T85">Altres c</text:span><text:span text:style-name="T56">orreccions i millores (revisar fitxer changes.log)</text:span></text:p>
        </text:list-item>
      </text:list>
      <text:h text:style-name="P223" text:outline-level="2"><text:bookmark-start text:name="__RefHeading___Toc8240_1572469407112"/>Administració<text:bookmark-end text:name="__RefHeading___Toc8240_1572469407112"/></text:h>
      <text:h text:style-name="P279" text:outline-level="3">Instal·lació</text:h>
      <text:p text:style-name="P136">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6">Per eliminar aquesta duplicitat, s’ha optat per afegir el requisit de la instal·lació d’aquestes llibreries dins el JDK i eliminar-la de dins l’aplicació.</text:p>
      <text:p text:style-name="P136">Dins el manual d’instal·lació s’ha afegit un nou punt «2.2 Configurar JDK» que conté les passes necessaries:</text:p>
      <text:list text:style-name="L56">
        <text:list-item>
          <text:p text:style-name="P442">Instal·lar les «Java Cryptography Extension (JCE) Unlimited Strength Jurisdiction Policy Files» dins el directori «jre/lib/security»</text:p>
        </text:list-item>
        <text:list-item>
          <text:p text:style-name="P442">Instal·lar les llibreries «Bouncy Castle» dins «jre/lib/ext» i registrar el «provider» dins «jre/lib/security/java.security»</text:p>
        </text:list-item>
      </text:list>
      <text:p text:style-name="P136">Veure l’apartat 2.2 del manual d’instal·lació per el detall de les passes a realitzar.</text:p>
      <text:h text:style-name="P279" text:outline-level="3">Configuració</text:h>
      <text:list xml:id="list103058536055635" text:continue-list="list103057511357292" text:style-name="L28">
        <text:list-item>
          <text:p text:style-name="P394">Dins la configuració d’un Usuari-Aplicació ja no és obligatori especificar una URL de Callback quan és selecciona «No callback» a la versió de Callback.</text:p>
        </text:list-item>
      </text:list>
      <text:h text:style-name="P227" text:outline-level="2"><text:bookmark-start text:name="__RefHeading___Toc8240_15724694071123"/>Desenvolupador<text:bookmark-end text:name="__RefHeading___Toc8240_15724694071123"/></text:h>
      <text:list xml:id="list103058313813091" text:continue-numbering="true" text:style-name="L28">
        <text:list-item>
          <text:p text:style-name="P396">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396">API Firma Simple</text:p>
                        </text:list-item>
                        <text:list-item>
                          <text:p text:style-name="P396">API Plantilla Flux Simple</text:p>
                        </text:list-item>
                      </text:list>
                    </text:list-item>
                  </text:list>
                </text:list-item>
              </text:list>
            </text:list-item>
          </text:list>
        </text:list-item>
        <text:list-item>
          <text:p text:style-name="P394"><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88"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49">portafib_update_from_2.0.14_to_2.0.15_schema.sql</text:p>
        </text:list-item>
      </text:list>
      <text:h text:style-name="P255" text:outline-level="3">Esquema</text:h>
      <text:list text:style-name="L58">
        <text:list-item>
          <text:p text:style-name="P397">El camp CallbackURL de la configuració d’un usuari aplicació ara pot ser null. A nivell d’aplicació és controla que només pot ser null quan s’indica «No callback» a la versió del protocol de callback.</text:p>
        </text:list-item>
      </text:list>
      <text:p text:style-name="P116"/>
      <text:h text:style-name="P165" text:outline-level="1"><text:bookmark-start text:name="__RefHeading___Toc22450_1105684645"/>Migració de PortaFIB <text:span text:style-name="T22">2</text:span>.<text:span text:style-name="T22">0</text:span>.<text:span text:style-name="T74">1</text:span><text:span text:style-name="T86">5</text:span> a PortaFIB 2.<text:span text:style-name="T72">0.1</text:span><text:span text:style-name="T86">6</text:span><text:bookmark-end text:name="__RefHeading___Toc22450_1105684645"/></text:h>
      <text:h text:style-name="P207" text:outline-level="2"><text:bookmark-start text:name="__RefHeading___Toc1565_61881717711111121"/>D<text:span text:style-name="T56">escripció de millores</text:span><text:bookmark-end text:name="__RefHeading___Toc1565_61881717711111121"/></text:h>
      <text:list xml:id="list103057331334334" text:continue-list="list103058313813091" text:style-name="L28">
        <text:list-item>
          <text:p text:style-name="P398">Diverses millores de rendiment de l’aplicació en general, dels plugins de firma, així com els clients REST.</text:p>
        </text:list-item>
        <text:list-item>
          <text:p text:style-name="P402">Noves opcions de configuració als plugin de firma web de FIRe, SIA , així com al plugin de firma en servidor de @firma federat.</text:p>
        </text:list-item>
        <text:list-item>
          <text:p text:style-name="P404">Ara es permet que el comportament per defecte de l’Entitat sigui no validar firmes, encara que es defineixi plugin de validació de firmes.</text:p>
        </text:list-item>
        <text:list-item>
          <text:p text:style-name="P390"><text:span text:style-name="T85">Altres c</text:span><text:span text:style-name="T56">orreccions i millores (revisar fitxer changes.log)</text:span></text:p>
        </text:list-item>
      </text:list>
      <text:h text:style-name="P224" text:outline-level="2"><text:bookmark-start text:name="__RefHeading___Toc8240_15724694071121"/>Administració<text:bookmark-end text:name="__RefHeading___Toc8240_15724694071121"/></text:h>
      <text:h text:style-name="P269" text:outline-level="3">Entitat</text:h>
      <text:p text:style-name="P137"><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37">Ara s’ha afegit un nou camp a l’entitat «validar firmes», que indica si la validació de firma a nivell d’Entitat ha d’estar activa o no, independentment de la configuració del plugin de validació de firma.</text:p>
      <text:p text:style-name="P137">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37">Per compatiblitat, el valor inicial d’aquest nou camp «validar firma» serà vertader si el plugin de validació està definit, i fals en cas contrari.</text:p>
      <text:p text:style-name="P30"/>
      <text:h text:style-name="P269" text:outline-level="3"><text:soft-page-break/>Plugin de firma web FIRe</text:h>
      <text:p text:style-name="P117">S’afegeixen les següents propietats de configuració relacionades amb el cache de certificats d’usuaris:</text:p>
      <text:list xml:id="list2222468938" text:style-name="L59">
        <text:list-item>
          <text:p text:style-name="P405">[BASE].fire.cacheMaxEntries. Nombre màxim d’entrades al cache. Valor per defecte 1000. </text:p>
        </text:list-item>
        <text:list-item>
          <text:p text:style-name="P323">[BASE].fire.cacheMaxTimeToLive. Temps màxim que durarà una entrada al cache en segons. Valor per defecte 900 (15 minuts).</text:p>
        </text:list-item>
      </text:list>
      <text:p text:style-name="P121">Més informació sobre aquestes propietat al Manual d’usuari, secció 4.10.2.6 Plugin de Firma Web FIRe.</text:p>
      <text:h text:style-name="P280" text:outline-level="3">Plugin de firma web SIA</text:h>
      <text:p text:style-name="P117">S’afegeixen les següents propietats de configuració relacionades amb el cache de certificats d’usuaris, anàlogues a les del plugin FIRe:</text:p>
      <text:list xml:id="list103057793826820" text:continue-numbering="true" text:style-name="L59">
        <text:list-item>
          <text:p text:style-name="P405">[BASE].miniappletinserversia.cacheMaxEntries. Nombre màxim d’entrades al cache. Valor per defecte 1000. </text:p>
        </text:list-item>
        <text:list-item>
          <text:p text:style-name="P323">[BASE].miniappletinserversia.cacheMaxTimeToLive. Temps màxim que durarà una entrada al cache en segons. Valor per defecte 900 (15 minuts).</text:p>
        </text:list-item>
      </text:list>
      <text:p text:style-name="P121">També s’afegeix una nova propietat que permet ometre la pàgina de selecció de certificat d’usuari si aquest només en té un:</text:p>
      <text:list text:style-name="L60">
        <text:list-item>
          <text:p text:style-name="P325">[BASE].miniappletinserversia.skip_certificate_selection. Valor per defecte, false.</text:p>
        </text:list-item>
      </text:list>
      <text:p text:style-name="P121">Més informació sobre aquestes propietats <text:s/>al Manual d’usuari, secció 4.10.2.3 Plugin de Firma en Servidor SIA.</text:p>
      <text:h text:style-name="P280" text:outline-level="3">Plugin de Firma en Servidor @firma Federat</text:h>
      <text:p text:style-name="P138">S’afegeixen les següents propietats de configuració al plugin:</text:p>
      <text:list text:style-name="L61">
        <text:list-item>
          <text:p text:style-name="P444">[BASE].afirmaserver.maxSignConcurrency. Nombre màxim de peticions de firma concurrents. Per defecte 100.</text:p>
        </text:list-item>
        <text:list-item>
          <text:p text:style-name="P443"><text:span text:style-name="T88">[BASE].afirmaserver.max</text:span><text:span text:style-name="T49">Upgrade</text:span><text:span text:style-name="T88">Concurrency. Nombre màxim de peticions de upgrade de firma concurrents. Per defecte 100.</text:span></text:p>
        </text:list-item>
      </text:list>
      <text:p text:style-name="P121">Més informació sobre aquestes propietat al Manual d’usuari, secció 4.11.1.2 Plugin de Firma en Servidor @firma Federat.</text:p>
      <text:h text:style-name="P228" text:outline-level="2"><text:bookmark-start text:name="__RefHeading___Toc8240_157246940711231"/>Desenvolupador<text:bookmark-end text:name="__RefHeading___Toc8240_157246940711231"/></text:h>
      <text:list xml:id="list103057093178065" text:continue-list="list103057331334334" text:style-name="L28">
        <text:list-item>
          <text:p text:style-name="P398">S’ha millorat el rendiment dels clients REST que fins ara inicialitzaven qualcunes estructures internes per cada petició. Per emprar les noves versions cal actualitzar les dependències <text:span text:style-name="T87">amb les versions següents segons el client que s’empri</text:span>:</text:p>
          <text:list>
            <text:list-item>
              <text:p text:style-name="P398"><text:s text:c="4"/>apisib-jerseycore -&gt; 1.0.2</text:p>
            </text:list-item>
            <text:list-item>
              <text:p text:style-name="P398"><text:s text:c="4"/>apiplantillafluxsimple-jersey -&gt; 1.0.2</text:p>
            </text:list-item>
            <text:list-item>
              <text:p text:style-name="P398"><text:s text:c="4"/>apifirmasimple-jersey -&gt; 1.0.2</text:p>
            </text:list-item>
            <text:list-item>
              <text:p text:style-name="P398"><text:s text:c="4"/>apifirmaasyncsimple-jersey -&gt; 2.0.2</text:p>
            </text:list-item>
            <text:list-item>
              <text:p text:style-name="P398"><text:s text:c="4"/>portafib-externalsignaturerest-jersey -&gt; 1.0.2</text:p>
            </text:list-item>
          </text:list>
        </text:list-item>
      </text:list>
      <text:h text:style-name="P189"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50">portafib_update_from_2.0.1<text:span text:style-name="T86">5</text:span>_to_2.0.1<text:span text:style-name="T86">6</text:span>_schema.sql</text:p>
        </text:list-item>
      </text:list>
      <text:h text:style-name="P256" text:outline-level="3">Esquema</text:h>
      <text:list text:style-name="L63">
        <text:list-item>
          <text:p text:style-name="P400">Es modifiquen dos indexos per millorar el rendiment de la consulta de peticions de firma.</text:p>
        </text:list-item>
        <text:list-item>
          <text:p text:style-name="P400">S’afegeix un camp a l’Entitat per permetre activar/desactivar la validació de firmes independentment de la definició del plugin de validació de firmes.</text:p>
        </text:list-item>
      </text:list>
      <text:p text:style-name="P116"/>
      <text:h text:style-name="P166" text:outline-level="1"><text:bookmark-start text:name="__RefHeading___Toc22450_11056846451"/>Migració de PortaFIB <text:span text:style-name="T22">2</text:span>.<text:span text:style-name="T22">0</text:span>.<text:span text:style-name="T74">1</text:span><text:span text:style-name="T89">6</text:span> a PortaFIB 2.<text:span text:style-name="T72">0.1</text:span><text:span text:style-name="T89">7</text:span><text:bookmark-end text:name="__RefHeading___Toc22450_11056846451"/></text:h>
      <text:h text:style-name="P230" text:outline-level="2"><text:bookmark-start text:name="__RefHeading___Toc1565_618817177111111211"/><text:span text:style-name="T67">D</text:span><text:span text:style-name="T68">escripció de millores</text:span><text:bookmark-end text:name="__RefHeading___Toc1565_618817177111111211"/></text:h>
      <text:list xml:id="list103057479364614" text:continue-list="list103057093178065" text:style-name="L28">
        <text:list-item>
          <text:p text:style-name="P406">Nou sistema de notificacions de callback <text:span text:style-name="T91">mitjançant coes </text:span><text:span text:style-name="T92">amb múltiples consumidors, </text:span><text:span text:style-name="T95">per entorns amb molta càrrega de notificacions a aplicacions.</text:span></text:p>
        </text:list-item>
        <text:list-item>
          <text:p text:style-name="P403">Noves opcions de configuració <text:span text:style-name="T90">de timeouts </text:span>al plugin de firm<text:span text:style-name="T90">a</text:span> en servidor de @firma federat.</text:p>
        </text:list-item>
        <text:list-item>
          <text:p text:style-name="P391"><text:span text:style-name="T85">Altres c</text:span><text:span text:style-name="T56">orreccions i millores (revisar fitxer changes.log)</text:span></text:p>
        </text:list-item>
      </text:list>
      <text:h text:style-name="P238" text:outline-level="2"><text:bookmark-start text:name="__RefHeading___Toc21772_1729028130"/>Instal·lació i configuració<text:bookmark-end text:name="__RefHeading___Toc21772_1729028130"/></text:h>
      <text:h text:style-name="P282" text:outline-level="3">Activació de sistema de callback mitjançant coes.</text:h>
      <text:p text:style-name="P140">S’ha afegit una propietat de sistema que permet activar un nou sistema de notificaci<text:span text:style-name="T92">ons de callback</text:span> que funciona mitjançant una coa <text:span text:style-name="T92">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83" text:outline-level="3">Configuració de JMS</text:h>
      <text:p text:style-name="P124">Encara que no s’activi el nou sistema de notificacions cal definir les coes emprades dins el JBoss per què, encara que no s’emprin hi ha components dins PortaFIB que hi fan referència i, <text:span text:style-name="T95">encara que l’aplicació funcionaria correctament, </text:span>es generarien <text:span text:style-name="T95">missatges d’error constants </text:span>dins el log del JBoss. Es suficient copiar el fitxer «scripts/config/portafib-notificacionsqueue-service.xml» a dins el directori de deploy.</text:p>
      <text:p text:style-name="P124">En el cas que sí és vulgui emprar el nou sistema, cal tenir en compte que la configuració per defecte de JBoss empra un modul de missatgeria que no està recomanat per emprar en producció. Dins el Manual d’Instal·lació, apartat 2.4.<text:span text:style-name="T93">3 Configurar Coes JMS</text:span> s’ha reescrit per tal de plantejar les dues alter<text:span text:style-name="T93">natives a aquesta limitació de JBoss, que bàsicament són les següents:</text:span></text:p>
      <text:list text:style-name="L64">
        <text:list-item>
          <text:p text:style-name="P420"><text:soft-page-break/>Configurar <text:span text:style-name="T94">JBoss Messaging </text:span>perquè empri una base de dades diferent a la base de dades interna que du per defecte. Requereix de crear una base de dades adhoc pel servidor d’aplicacions JBoss (independent de la de PortaFIB). </text:p>
        </text:list-item>
        <text:list-item>
          <text:p text:style-name="P420">Configurar el mòdul de missatgeria «HornetQ» per JBoss. <text:span text:style-name="T94">JBoss proporciona una instal·lador que substitueix la implementació per defecte de JMS JBoss Messaging per el «HornetQ» un sistema més potent i escalable. Empra el sistema de fitxers com a persistència.</text:span></text:p>
        </text:list-item>
      </text:list>
      <text:p text:style-name="P125">Dins l’apartat 2.4.3 del Manual d’Instal·lació s’indica com fer les dues operacions: substituir la base de dades emprada per JBoss Messaging o instal·lar HornetQ. </text:p>
      <text:p text:style-name="P125">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5">tal com s’indica a l’apartat 2.4.3 del Manual d’Instal·lació.</text:span></text:p>
      <text:h text:style-name="P283" text:outline-level="3">Configuració del DataSource</text:h>
      <text:p text:style-name="P141">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1">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25" text:outline-level="2"><text:bookmark-start text:name="__RefHeading___Toc8240_157246940711211"/>Administració<text:bookmark-end text:name="__RefHeading___Toc8240_157246940711211"/></text:h>
      <text:h text:style-name="P270" text:outline-level="3">Notificacions</text:h>
      <text:p text:style-name="P122">Si s’activa el nou sistema de notificacions de callback cal tenir en compte les següents peculiaritats quan s’accedeix a la pàgina de gestió de les notificacions per part de l’Administrador:</text:p>
      <text:list text:style-name="L65">
        <text:list-item>
          <text:p text:style-name="P421">Les notificacions <text:span text:style-name="T91">s’esborraran en el moment que s’introdueixen a la coa (no en el moment en que s’ha efectuat la notificació)</text:span></text:p>
        </text:list-item>
        <text:list-item>
          <text:p text:style-name="P422">El nombre de reintents i el temps de separació entre reintents no estarà gestionat per les propietats de configuració sinó per la configuració de la coa</text:p>
        </text:list-item>
        <text:list-item>
          <text:p text:style-name="P422">Si s’arriba al nombre de reintents definits a la coa sense poder fer la notificació, aquesta <text:span text:style-name="T92">e</text:span>s recrearà dins el llistat de notificacions pendents en estat bloquejat.</text:p>
        </text:list-item>
      </text:list>
      <text:p text:style-name="P123">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81" text:outline-level="3">Plugin de Firma en Servidor @firma Federat</text:h>
      <text:p text:style-name="P139">S’afegeixen les següents propietats de configuració al plugin <text:span text:style-name="T89">per permetre configurar timeouts</text:span>:</text:p>
      <text:list text:style-name="L66">
        <text:list-item>
          <text:p text:style-name="P445">[BASE].afirmaserver.connectTimeout. Temps màxim d’espera en mil·lisegons per connectar al servidor @firma. <text:span text:style-name="T89">Per defecte 20000 (20 segons)</text:span></text:p>
        </text:list-item>
        <text:list-item>
          <text:p text:style-name="P446"><text:soft-page-break/><text:span text:style-name="T88">[BASE].afirmaserver.readTimeout. Temps màxim d’espera en mil·lisegons per rebre una resposta del servidor @firma. </text:span><text:span text:style-name="T89">Per defecte 20000 (20 segons)</text:span></text:p>
        </text:list-item>
      </text:list>
      <text:p text:style-name="P118"><text:span text:style-name="T69">Més informació sobre </text:span><text:span text:style-name="T70">les propietats d’aquest plugin al </text:span><text:span text:style-name="T69">Manual d’usuari, secció 4.11.1.2 Plugin de Firma en Servidor @firma Federat.</text:span></text:p>
      <text:h text:style-name="P190" text:outline-level="2"><text:bookmark-start text:name="__RefHeading___Toc2392_110568464511"/>BBDD<text:bookmark-end text:name="__RefHeading___Toc2392_110568464511"/></text:h>
      <text:list xml:id="list103056882441373" text:continue-list="list1264479805" text:style-name="L55">
        <text:list-item>
          <text:p text:style-name="P294">No hi ha canvis</text:p>
        </text:list-item>
      </text:list>
      <text:p text:style-name="Standard"/>
      <text:h text:style-name="P167" text:outline-level="1"><text:bookmark-start text:name="__RefHeading___Toc28882_1037548927"/>Migració de PortaFIB <text:span text:style-name="T22">2</text:span>.<text:span text:style-name="T22">0</text:span>.<text:span text:style-name="T74">1</text:span><text:span text:style-name="T96">7</text:span> a PortaFIB 2.<text:span text:style-name="T72">0.1</text:span><text:span text:style-name="T96">8</text:span><text:bookmark-end text:name="__RefHeading___Toc28882_1037548927"/></text:h>
      <text:h text:style-name="P208" text:outline-level="2"><text:bookmark-start text:name="__RefHeading___Toc1565_618817177111111212"/>D<text:span text:style-name="T56">escripció de millores</text:span><text:bookmark-end text:name="__RefHeading___Toc1565_618817177111111212"/></text:h>
      <text:list xml:id="list103058104352397" text:continue-list="list103057479364614" text:style-name="L28">
        <text:list-item>
          <text:p text:style-name="P407">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07">A la vista completa d’una petició de firma ara es visualitzen també les firmes prèvies dels annexos.</text:p>
        </text:list-item>
        <text:list-item>
          <text:p text:style-name="P407">S’han afegit les variables d’utilitat «tamanyFitxer» i «mimeFitxer» per poder emprar dins les expressions <text:span text:style-name="T98">de les condicions </text:span>dels perfils <text:span text:style-name="T98">de firma </text:span>per seleccionar configuració de firma.</text:p>
        </text:list-item>
        <text:list-item>
          <text:p text:style-name="P407">S’han realitzat diverses correccions de seguretat</text:p>
        </text:list-item>
        <text:list-item>
          <text:p text:style-name="P392"><text:span text:style-name="T85">Altres c</text:span><text:span text:style-name="T56">orreccions i millores (revisar fitxer changes.log)</text:span></text:p>
        </text:list-item>
      </text:list>
      <text:p text:style-name="P119"/>
      <text:h text:style-name="P226" text:outline-level="2"><text:bookmark-start text:name="__RefHeading___Toc8240_157246940711212"/>Administració<text:bookmark-end text:name="__RefHeading___Toc8240_157246940711212"/></text:h>
      <text:h text:style-name="P271" text:outline-level="3">Usuaris amb el nou rol «tothom»</text:h>
      <text:p text:style-name="P142">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2">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7">No podran en canvi, designar col·laboradors ni delegats.</text:span></text:p>
      <text:h text:style-name="P284" text:outline-level="3">Creació automàtica d’usuaris per part dels Usuaris Aplicació</text:h>
      <text:p text:style-name="P126">Quan un usuari es dona d’alta al sistema d’autenticació, abans de que pugui ser destinatari d’una petició de signatura és necessari que prèviament aquest usuari s’insereixi a dins PortaFIB. </text:p>
      <text:p text:style-name="P126">Hi ha diversos mecanismes per realitzar això:</text:p>
      <text:list text:style-name="L67">
        <text:list-item>
          <text:p text:style-name="P423">Per part de l’Administrador d’Entitat a l’ «Alta de persones» introduint el nom d’usuari o NIF de l’usuari i afegint-lo a l’entitat.</text:p>
        </text:list-item>
        <text:list-item>
          <text:p text:style-name="P423"><text:soft-page-break/>Si està habilitat, la primera vegada que un usuari accedeix a PortaFIB pot registrar-se.</text:p>
        </text:list-item>
        <text:list-item>
          <text:p text:style-name="P423">Amb un procediment automatitzat dins el sistema d’autenticació que quan a un usuari se li assigna el rol «PFI_USER» automàticament mitjançant un mecanisme semblant a un trigger aquest s’insereix dins la base de dades de PortaFIB <text:span text:style-name="T99">(veure punt 6.5 del manual d’instal·lació)</text:span></text:p>
        </text:list-item>
      </text:list>
      <text:p text:style-name="P127">Ara s’afegeix un nou mecanisme: </text:p>
      <text:list text:style-name="L68">
        <text:list-item>
          <text:p text:style-name="P424">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24">L’aplicació empri l’API REST Asíncrona simple</text:p>
            </text:list-item>
            <text:list-item>
              <text:p text:style-name="P424">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24">es.caib.portafib.plugins.userinformation.database.email_column</text:p>
                </text:list-item>
                <text:list-item>
                  <text:p text:style-name="P424">es.caib.portafib.plugins.userinformation.ldap.attribute.mail</text:p>
                </text:list-item>
              </text:list>
            </text:list-item>
          </text:list>
        </text:list-item>
      </text:list>
      <text:p text:style-name="P126"/>
      <text:h text:style-name="P284" text:outline-level="3">Expressions per seleccionar configuració de firma</text:h>
      <text:p text:style-name="P143">A les expressions «freemarker» explicades al punt 6.2.3 del Manual d’Usuari, Condions perfil <text:s/>de firma, s’afegeixen les següents variables <text:span text:style-name="T33">comunes per facilitar la seva escriptura:</text:span></text:p>
      <text:p text:style-name="P129"><text:s text:c="4"/>• tamanyFitxer (long) nombre de bytes del fitxer a signar</text:p>
      <text:p text:style-name="P129"><text:s text:c="4"/>• mimeFitxer (String) tipus mime (application/pdf, text/xml, ...) del fitxer a signar</text:p>
      <text:h text:style-name="P239" text:outline-level="2"><text:bookmark-start text:name="__RefHeading___Toc28901_1037548927"/>Destinataris<text:bookmark-end text:name="__RefHeading___Toc28901_1037548927"/></text:h>
      <text:p text:style-name="P144">Ara, a la vista completa d’una petició de signatura apareix el panell amb les firmes prèvies del document just davall del botó per seleccionar entre el fitxer principal i els annexos, atès que les firmes prèvies apareixen per cadascun dels documents.</text:p>
      <text:p text:style-name="P128">Quan es pitja el botó de «validar» es realitza la validació del document principal i també dels annexos.</text:p>
      <text:h text:style-name="P191"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51">portafib_update_from_2.0.1<text:span text:style-name="T96">7</text:span>_to_2.0.1<text:span text:style-name="T96">8</text:span>_schema.sql</text:p>
        </text:list-item>
      </text:list>
      <text:h text:style-name="P257" text:outline-level="3">Esquema</text:h>
      <text:list text:style-name="L70">
        <text:list-item>
          <text:p text:style-name="P401">S’afegeix un camp a<text:span text:style-name="T96">ls Usuaris Aplicació per </text:span><text:span text:style-name="T98">la implementació de la funcionalitat «Permetre crear destinataris»</text:span></text:p>
        </text:list-item>
      </text:list>
      <text:h text:style-name="P168" text:outline-level="1"><text:bookmark-start text:name="__RefHeading___Toc2942_479388113"/><text:soft-page-break/>Migració de PortaFIB <text:span text:style-name="T22">2</text:span>.<text:span text:style-name="T22">0</text:span>.<text:span text:style-name="T74">1</text:span><text:span text:style-name="T100">8</text:span> a PortaFIB 2.<text:span text:style-name="T72">0.1</text:span><text:span text:style-name="T100">9</text:span><text:bookmark-end text:name="__RefHeading___Toc2942_479388113"/></text:h>
      <text:h text:style-name="P209" text:outline-level="2"><text:bookmark-start text:name="__RefHeading___Toc1565_6188171771111112121"/>D<text:span text:style-name="T56">escripció de millores</text:span><text:bookmark-end text:name="__RefHeading___Toc1565_6188171771111112121"/></text:h>
      <text:list xml:id="list103057311566871" text:continue-list="list103058104352397" text:style-name="L28">
        <text:list-item>
          <text:p text:style-name="P408">Quan es crea una petició de firma amb l’API simple síncrona es pot indicar que el certificat signant ha de ser de representant d’un determinat CIF. Si la validació de NIF està activa es validarà tant el NIF com el CIF</text:p>
        </text:list-item>
        <text:list-item>
          <text:p text:style-name="P408">S’ha corregit la visualització de la informació dels certificats de representat de Camerfirma</text:p>
        </text:list-item>
        <text:list-item>
          <text:p text:style-name="P408">Altres correccions menors (revisar fitxer changes.log)</text:p>
        </text:list-item>
      </text:list>
      <text:p text:style-name="P120"/>
      <text:h text:style-name="P229" text:outline-level="2"><text:bookmark-start text:name="__RefHeading___Toc2944_479388113"/>Desenvolupador<text:bookmark-end text:name="__RefHeading___Toc2944_479388113"/></text:h>
      <text:list xml:id="list103057260648752" text:continue-numbering="true" text:style-name="L28">
        <text:list-item>
          <text:p text:style-name="P408">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08">Per emprar aquesta nova funcionalitat cal actualitzar la versió de la llibreria client:</text:p>
          <text:list>
            <text:list-item>
              <text:p text:style-name="P399"><text:s text:c="4"/>apifirmasimple-jersey -&gt; 1.0.<text:span text:style-name="T100">3</text:span></text:p>
            </text:list-item>
          </text:list>
        </text:list-item>
      </text:list>
      <text:h text:style-name="P192" text:outline-level="2"><text:bookmark-start text:name="__RefHeading___Toc2392_1105684645121"/>BBDD<text:bookmark-end text:name="__RefHeading___Toc2392_1105684645121"/></text:h>
      <text:list text:style-name="L71">
        <text:list-item>
          <text:p text:style-name="P410">No hi ha canvis</text:p>
        </text:list-item>
      </text:list>
      <text:p text:style-name="P108"/>
      <text:h text:style-name="P169" text:outline-level="1"><text:bookmark-start text:name="__RefHeading___Toc2977_3394231892"/>Migració de PortaFIB <text:span text:style-name="T22">2</text:span>.<text:span text:style-name="T22">0</text:span>.<text:span text:style-name="T74">1</text:span><text:span text:style-name="T101">9</text:span> a PortaFIB 2.<text:span text:style-name="T72">0.</text:span><text:span text:style-name="T101">20</text:span><text:bookmark-end text:name="__RefHeading___Toc2977_3394231892"/></text:h>
      <text:h text:style-name="P231" text:outline-level="2"><text:bookmark-start text:name="__RefHeading___Toc1565_61881717711111121211"/><text:span text:style-name="T67">D</text:span><text:span text:style-name="T68">escripció de millores</text:span><text:bookmark-end text:name="__RefHeading___Toc1565_61881717711111121211"/></text:h>
      <text:list xml:id="list103058498584215" text:continue-list="list103057260648752" text:style-name="L28">
        <text:list-item>
          <text:p text:style-name="P413">Els administradors no rebran els correus automàtics de l’ «Agent CAIB» si no tenen activat «Rebre tots els avisos» a la configuració d’usuari.</text:p>
        </text:list-item>
        <text:list-item>
          <text:p text:style-name="P413">Diverses millores a la visualització dels fluxs de firmes</text:p>
        </text:list-item>
        <text:list-item>
          <text:p text:style-name="P413">Diverses correccions a la gestió dels fitltres de certificats</text:p>
        </text:list-item>
        <text:list-item>
          <text:p text:style-name="P413">Als llistats escapar correctament qualcuns camps que poden contenir tags i que podien provocar, per exemple, que la bitàcola no es mostras correctament.</text:p>
        </text:list-item>
        <text:list-item>
          <text:p text:style-name="P409"><text:span text:style-name="T101">Altres millores i </text:span>correccions menors (revisar fitxer changes.log)</text:p>
        </text:list-item>
      </text:list>
      <text:h text:style-name="P193" text:outline-level="2"><text:bookmark-start text:name="__RefHeading___Toc2392_11056846451211"/>BBDD<text:bookmark-end text:name="__RefHeading___Toc2392_11056846451211"/></text:h>
      <text:list text:style-name="L72">
        <text:list-item>
          <text:p text:style-name="P411">No hi ha canvis</text:p>
        </text:list-item>
      </text:list>
      <text:p text:style-name="P110"/>
      <text:p text:style-name="P110"/>
      <text:p text:style-name="P109"><text:soft-page-break/></text:p>
      <text:h text:style-name="P170" text:outline-level="1"><text:bookmark-start text:name="__RefHeading___Toc2977_33942318921"/>Migració de PortaFIB <text:span text:style-name="T22">2</text:span>.<text:span text:style-name="T22">0</text:span>.<text:span text:style-name="T104">20</text:span> a PortaFIB 2.<text:span text:style-name="T103">2</text:span><text:bookmark-end text:name="__RefHeading___Toc2977_33942318921"/></text:h>
      <text:h text:style-name="P232" text:outline-level="2"><text:bookmark-start text:name="__RefHeading___Toc1565_618817177111111212111"/><text:span text:style-name="T67">D</text:span><text:span text:style-name="T68">escripció de millores</text:span><text:bookmark-end text:name="__RefHeading___Toc1565_618817177111111212111"/></text:h>
      <text:list xml:id="list2812675030" text:style-name="L73">
        <text:list-item>
          <text:p text:style-name="P414">Suport JBoss 7 i JDK 11</text:p>
        </text:list-item>
        <text:list-item>
          <text:p text:style-name="P414">API Interna de Revisors</text:p>
        </text:list-item>
        <text:list-item>
          <text:p text:style-name="P414">Eliminació de Coes JBoss a PortaFIB</text:p>
        </text:list-item>
        <text:list-item>
          <text:p text:style-name="P414">Adaptació per Plugin de Firma No Criptogràfica</text:p>
        </text:list-item>
        <text:list-item>
          <text:p text:style-name="P414"><text:span text:style-name="T106">A</text:span>daptació web (Bootstrap 4.0 i icones fontawesome)</text:p>
        </text:list-item>
      </text:list>
      <text:h text:style-name="P195"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5">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5">xxxxxxxxxxxxxxxxxxxxxxxxx</text:span>&lt;/credential&gt;<text:line-break/> <text:s text:c="11"/>&lt;/secure-deployment&gt;<text:line-break/> <text:s text:c="7"/>&lt;/subsystem&gt;</text:p>
          </table:table-cell>
        </table:table-row>
      </table:table>
      <text:p text:style-name="P60"/>
      <text:p text:style-name="P60"/>
      <text:p text:style-name="P60"/>
      <text:h text:style-name="P274" text:outline-level="3">KeyCloak</text:h>
      <text:p text:style-name="P34">« Falta afegir tot lo de Keycloak »</text:p>
      <text:p text:style-name="P60"/>
      <text:h text:style-name="P274" text:outline-level="3"><text:soft-page-break/>DataSource</text:h>
      <text:p text:style-name="P34">«Nou format de DataSource»</text:p>
      <text:p text:style-name="P147"><text:span text:style-name="T9">«</text:span><text:span text:style-name="T42">Afegir Configuració dins standalone.xml</text:span><text:span text:style-name="T9">»</text:span></text:p>
      <text:p text:style-name="P34"/>
      <text:h text:style-name="P249" text:outline-level="3"><text:bookmark-start text:name="__RefHeading___Toc2392_110568464512111"/>BBDD<text:bookmark-end text:name="__RefHeading___Toc2392_110568464512111"/></text:h>
      <text:list text:style-name="L74">
        <text:list-item>
          <text:p text:style-name="P415">S’ha<text:span text:style-name="T106">n</text:span> de crear les seqüències <text:span text:style-name="T106">executant aquest script : /scripts/bbdd/2.2/[SGBD]/portafib_update_from_2.0.x_to_2.2.0_schema.sq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5"><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1" draw:name="Forma1" draw:style-name="Mgr1" draw:text-style-name="MP4" svg:x1="0.062cm" svg:y1="0.056cm" svg:x2="16.995cm" svg:y2="0.03cm"><text:p/></draw:line></text:p>
        <text:p text:style-name="MP3"><text:page-number text:select-page="current">35</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60</meta:editing-cycles>
    <meta:editing-duration>P29DT10H33M6S</meta:editing-duration>
    <meta:initial-creator>Antoni Nadal</meta:initial-creator>
    <dc:date>2024-05-02T10:30:56.383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7" meta:paragraph-count="762" meta:word-count="9142" meta:character-count="64939" meta:non-whitespace-character-count="56536"/>
    <meta:user-defined meta:name="Información 1"/>
    <meta:user-defined meta:name="Información 2"/>
    <meta:user-defined meta:name="Información 3"/>
    <meta:user-defined meta:name="Información 4"/>
  </office:meta>
</office:document-meta>
</file>